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5c78" officeooo:paragraph-rsid="000a5c78"/>
    </style:style>
    <style:style style:name="P2" style:family="paragraph" style:parent-style-name="Standard">
      <style:text-properties fo:font-weight="bold" officeooo:rsid="000a5c78" officeooo:paragraph-rsid="000a5c78" style:font-weight-asian="bold" style:font-weight-complex="bold"/>
    </style:style>
    <style:style style:name="P3" style:family="paragraph" style:parent-style-name="Standard">
      <style:text-properties fo:font-weight="bold" officeooo:rsid="000d2035" officeooo:paragraph-rsid="000d2035" style:font-weight-asian="bold" style:font-weight-complex="bold"/>
    </style:style>
    <style:style style:name="P4" style:family="paragraph" style:parent-style-name="Standard">
      <style:text-properties officeooo:rsid="000d2035" officeooo:paragraph-rsid="000d2035"/>
    </style:style>
    <style:style style:name="P5" style:family="paragraph" style:parent-style-name="Standard">
      <style:text-properties fo:font-weight="normal" officeooo:rsid="000f7bca" officeooo:paragraph-rsid="000f7bca" style:font-weight-asian="normal" style:font-weight-complex="normal"/>
    </style:style>
    <style:style style:name="P6" style:family="paragraph" style:parent-style-name="Standard">
      <style:text-properties fo:font-weight="normal" officeooo:rsid="0011f964" officeooo:paragraph-rsid="0011f964" style:font-weight-asian="normal" style:font-weight-complex="normal"/>
    </style:style>
    <style:style style:name="P7" style:family="paragraph" style:parent-style-name="Standard">
      <style:text-properties officeooo:rsid="0010d21f" officeooo:paragraph-rsid="0010d21f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0a5c78" officeooo:paragraph-rsid="000a5c78" style:font-size-asian="18pt" style:font-weight-asian="bold" style:font-size-complex="18pt" style:font-weight-complex="bold"/>
    </style:style>
    <style:style style:name="T1" style:family="text">
      <style:text-properties officeooo:rsid="0013f85d"/>
    </style:style>
    <style:style style:name="T2" style:family="text">
      <style:text-properties officeooo:rsid="00177ac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olorim<text:span text:style-name="T2">etry</text:span></text:p>
      <text:p text:style-name="P1"/>
      <text:p text:style-name="P1"/>
      <text:p text:style-name="P2">sRGB standard</text:p>
      <text:p text:style-name="P1"/>
      <text:p text:style-name="P1"><draw:frame draw:style-name="fr1" draw:name="Objet1" text:anchor-type="as-char" svg:y="-1.289cm" svg:width="7.237cm" svg:height="2.48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1" draw:name="Objet2" text:anchor-type="as-char" svg:y="-0.676cm" svg:width="8.19cm" svg:height="1.25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draw:frame draw:style-name="fr1" draw:name="Objet3" text:anchor-type="as-char" svg:y="-0.377cm" svg:width="7.481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draw:frame draw:style-name="fr2" draw:name="Objet4" text:anchor-type="paragraph" svg:x="0.293cm" svg:y="0.143cm" svg:width="10.104cm" svg:height="5.68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ubehelix</text:p>
      <text:p text:style-name="P3"/>
      <text:p text:style-name="P6">Params : h, λ, <text:span text:style-name="T1">(</text:span>s, r<text:span text:style-name="T1">)</text:span>[, γ]</text:p>
      <text:p text:style-name="P3"/>
      <text:p text:style-name="P3"><draw:frame draw:style-name="fr1" draw:name="Objet6" text:anchor-type="as-char" svg:y="-0.377cm" svg:width="6.038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3"/>
      <text:p text:style-name="P5"><text:span text:style-name="T2">The grayscale plane is defined by this 2 vectors</text:span> :</text:p>
      <text:p text:style-name="P5"><draw:frame draw:style-name="fr1" draw:name="Objet7" text:anchor-type="as-char" svg:y="-0.878cm" svg:width="8.991cm" svg:height="1.635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5"><draw:frame draw:style-name="fr1" draw:name="Objet8" text:anchor-type="as-char" svg:y="-0.873cm" svg:width="7.315cm" svg:height="1.595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4"/>
      <text:p text:style-name="P7"><text:span text:style-name="T2">We define</text:span> :</text:p>
      <text:p text:style-name="P7"><draw:frame draw:style-name="fr1" draw:name="Objet9" text:anchor-type="as-char" svg:y="-0.437cm" svg:width="2.574cm" svg:height="0.557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7"><draw:frame draw:style-name="fr1" draw:name="Objet10" text:anchor-type="as-char" svg:y="-0.386cm" svg:width="2.909cm" svg:height="0.506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7"/>
      <text:p text:style-name="P7"/>
      <text:p text:style-name="P4"><draw:frame draw:style-name="fr1" draw:name="Objet5" text:anchor-type="as-char" svg:y="-0.917cm" svg:width="5.368cm" svg:height="1.639cm" draw:z-index="4"><draw:object xlink:href="./Object 5" xlink:type="simple" xlink:show="embed" xlink:actuate="onLoad"/><draw:image xlink:href="./ObjectReplacements/Object 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7:15:32.812000000</meta:creation-date>
    <dc:date>2019-11-18T14:34:44.322000000</dc:date>
    <meta:editing-duration>PT54M1S</meta:editing-duration>
    <meta:editing-cycles>7</meta:editing-cycles>
    <meta:generator>LibreOffice/6.2.5.2$Windows_X86_64 LibreOffice_project/1ec314fa52f458adc18c4f025c545a4e8b22c159</meta:generator>
    <meta:document-statistic meta:table-count="0" meta:image-count="0" meta:object-count="10" meta:page-count="1" meta:paragraph-count="15" meta:word-count="24" meta:character-count="120" meta:non-whitespace-character-count="102"/>
  </office:meta>
</office:document-meta>
</file>

<file path=Object 1/content.xml><?xml version="1.0" encoding="utf-8"?>
<math xmlns="http://www.w3.org/1998/Math/MathML" display="block">
  <semantics>
    <mrow>
      <msub>
        <mi>C</mi>
        <mi mathvariant="italic">lin</mi>
      </msub>
      <mo stretchy="false">=</mo>
      <mrow>
        <mo fence="true" stretchy="true">{</mo>
        <mrow>
          <mtable>
            <mtr>
              <mtd>
                <mrow>
                  <mfrac>
                    <msub>
                      <mi>C</mi>
                      <mi mathvariant="italic">srgb</mi>
                    </msub>
                    <mrow>
                      <mn>12</mn>
                      <mn>,92</mn>
                    </mrow>
                  </mfrac>
                  <mi>,</mi>
                  <mi mathvariant="italic">si</mi>
                  <msub>
                    <mi>C</mi>
                    <mi mathvariant="italic">srgb</mi>
                  </msub>
                  <mi>⩽</mi>
                  <mn>0</mn>
                  <mn>,04045</mn>
                </mrow>
              </mtd>
            </mtr>
            <mtr>
              <mtd>
                <mrow>
                  <msup>
                    <mrow>
                      <mo fence="true" stretchy="true">(</mo>
                      <mrow>
                        <mfrac>
                          <mrow>
                            <mrow>
                              <msub>
                                <mi>C</mi>
                                <mi mathvariant="italic">srgb</mi>
                              </msub>
                              <mo stretchy="false">+</mo>
                              <mn>0</mn>
                            </mrow>
                            <mn>,055</mn>
                          </mrow>
                          <mrow>
                            <mn>1</mn>
                            <mn>,055</mn>
                          </mrow>
                        </mfrac>
                      </mrow>
                      <mo fence="true" stretchy="true">)</mo>
                    </mrow>
                    <mrow>
                      <mn>2</mn>
                      <mn>,4</mn>
                    </mrow>
                  </msup>
                  <mi>,</mi>
                  <mi mathvariant="italic">si</mi>
                  <mrow>
                    <msub>
                      <mi>C</mi>
                      <mi mathvariant="italic">srgb</mi>
                    </msub>
                    <mo stretchy="false">&gt;</mo>
                    <mn>0</mn>
                  </mrow>
                  <mn>,04045</mn>
                </mrow>
              </mtd>
            </mtr>
          </mtable>
        </mrow>
      </mrow>
    </mrow>
    <annotation encoding="StarMath 5.0">C_{ lin } = left lbrace binom{ {C_{srgb}} over {12,92}, si C_{srgb}⩽0,04045}{left( {C_{srgb}+0,055} over {1,055} right)^2,4 , si C_{srgb}&gt;0,04045} right none</annotation>
  </semantics>
</math>
</file>

<file path=Object 10/content.xml><?xml version="1.0" encoding="utf-8"?>
<math xmlns="http://www.w3.org/1998/Math/MathML" display="block">
  <semantics>
    <mrow>
      <mrow>
        <mi>φ</mi>
        <mo stretchy="false">=</mo>
        <mn>2</mn>
      </mrow>
      <mi>π</mi>
      <mrow>
        <mo fence="true" stretchy="false">(</mo>
        <mrow>
          <mrow>
            <mrow>
              <mi>s</mi>
              <mo stretchy="false">/</mo>
              <mn>3</mn>
            </mrow>
            <mo stretchy="false">+</mo>
            <mi mathvariant="italic">rλ</mi>
          </mrow>
        </mrow>
        <mo fence="true" stretchy="false">)</mo>
      </mrow>
    </mrow>
    <annotation encoding="StarMath 5.0">φ=2π(s/3+rλ)
</annotation>
  </semantics>
</math>
</file>

<file path=Object 2/content.xml><?xml version="1.0" encoding="utf-8"?>
<math xmlns="http://www.w3.org/1998/Math/MathML" display="block">
  <semantics>
    <mrow>
      <msub>
        <mi>C</mi>
        <mi mathvariant="italic">srgb</mi>
      </msub>
      <mo stretchy="false">=</mo>
      <mrow>
        <mo fence="true" stretchy="true">{</mo>
        <mrow>
          <mtable>
            <mtr>
              <mtd>
                <mrow>
                  <mn>12</mn>
                  <mrow>
                    <mn>,92</mn>
                    <mo stretchy="false">⋅</mo>
                    <msub>
                      <mi>C</mi>
                      <mi mathvariant="italic">lin</mi>
                    </msub>
                  </mrow>
                  <mi>,</mi>
                  <mi mathvariant="italic">si</mi>
                  <msub>
                    <mi>C</mi>
                    <mi mathvariant="italic">lin</mi>
                  </msub>
                  <mi>⩽</mi>
                  <mn>0</mn>
                  <mn>,0031308</mn>
                </mrow>
              </mtd>
            </mtr>
            <mtr>
              <mtd>
                <mrow>
                  <mn>1</mn>
                  <mrow>
                    <mrow>
                      <mn>,055</mn>
                      <mo stretchy="false">⋅</mo>
                      <msubsup>
                        <mi>C</mi>
                        <mi mathvariant="italic">lin</mi>
                        <mrow>
                          <mrow>
                            <mn>1</mn>
                            <mo stretchy="false">/</mo>
                            <mn>2</mn>
                          </mrow>
                          <mn>,4</mn>
                        </mrow>
                      </msubsup>
                    </mrow>
                    <mo stretchy="false">−</mo>
                    <mn>0</mn>
                  </mrow>
                  <mn>,055</mn>
                  <mi>,</mi>
                  <mi mathvariant="italic">si</mi>
                  <mrow>
                    <msub>
                      <mi>C</mi>
                      <mi mathvariant="italic">lin</mi>
                    </msub>
                    <mo stretchy="false">&gt;</mo>
                    <mn>0</mn>
                  </mrow>
                  <mn>,0031308</mn>
                </mrow>
              </mtd>
            </mtr>
          </mtable>
        </mrow>
      </mrow>
    </mrow>
    <annotation encoding="StarMath 5.0">C_{ srgb } = left lbrace binom{ 12,92 cdot C_{lin}, si C_{lin}⩽0,0031308}{ 1,055 cdot C_{lin}^{1/2,4}-0,055 , si C_{lin}&gt;0,0031308} right none</annotation>
  </semantics>
</math>
</file>

<file path=Object 3/content.xml><?xml version="1.0" encoding="utf-8"?>
<math xmlns="http://www.w3.org/1998/Math/MathML" display="block">
  <semantics>
    <mrow>
      <mrow>
        <msub>
          <mi>Y</mi>
          <mi mathvariant="italic">lin</mi>
        </msub>
        <mo stretchy="false">=</mo>
        <mn>0</mn>
      </mrow>
      <mrow>
        <mrow>
          <mn>,2126</mn>
          <mo stretchy="false">⋅</mo>
          <msub>
            <mi>R</mi>
            <mi mathvariant="italic">lin</mi>
          </msub>
        </mrow>
        <mo stretchy="false">+</mo>
        <mn>0</mn>
      </mrow>
      <mrow>
        <mrow>
          <mn>,7152</mn>
          <mo stretchy="false">⋅</mo>
          <msub>
            <mi>G</mi>
            <mi mathvariant="italic">lin</mi>
          </msub>
        </mrow>
        <mo stretchy="false">+</mo>
        <mn>0</mn>
      </mrow>
      <mrow>
        <mn>,0722</mn>
        <mo stretchy="false">⋅</mo>
        <msub>
          <mi>B</mi>
          <mi mathvariant="italic">lin</mi>
        </msub>
      </mrow>
    </mrow>
    <annotation encoding="StarMath 5.0">Y_{ lin } = 0,2126 cdot R_{ lin } + 0,7152 cdot G_{ lin } + 0,0722 cdot B_{ lin }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0.103cm" svg:height="5.688cm" xlink:href="." xlink:type="simple" chart:class="chart:scatter" chart:style-name="ch1">
        <chart:plot-area chart:style-name="ch2" chart:data-source-has-labels="both" svg:x="0.202cm" svg:y="0.113cm" svg:width="9.699cm" svg:height="5.462cm">
          <chartooo:coordinate-region svg:x="0.929cm" svg:y="0.312cm" svg:width="8.878cm" svg:height="4.616cm"/>
          <chart:axis chart:dimension="x" chart:name="primary-x" chart:style-name="ch3" chartooo:axis-type="auto">
            <chart:categories table:cell-range-address="local-table.$A$2:.$A$100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1002" chart:label-cell-address="local-table.$C$1" chart:class="chart:scatter">
            <chart:domain table:cell-range-address="local-table.$B$2:.$B$1002"/>
            <chart:data-point chart:repeated="10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000773993808049536">
                <text:p>0.0000773993808049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  <table:table-cell office:value-type="float" office:value="0.000154798761609907">
                <text:p>0.0001547987616099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">
                <text:p>0.003</text:p>
              </table:table-cell>
              <table:table-cell office:value-type="float" office:value="0.000232198142414861">
                <text:p>0.0002321981424148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">
                <text:p>0.004</text:p>
              </table:table-cell>
              <table:table-cell office:value-type="float" office:value="0.000309597523219814">
                <text:p>0.0003095975232198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">
                <text:p>0.005</text:p>
              </table:table-cell>
              <table:table-cell office:value-type="float" office:value="0.000386996904024768">
                <text:p>0.0003869969040247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">
                <text:p>0.006</text:p>
              </table:table-cell>
              <table:table-cell office:value-type="float" office:value="0.000464396284829721">
                <text:p>0.0004643962848297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">
                <text:p>0.007</text:p>
              </table:table-cell>
              <table:table-cell office:value-type="float" office:value="0.000541795665634675">
                <text:p>0.0005417956656346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">
                <text:p>0.008</text:p>
              </table:table-cell>
              <table:table-cell office:value-type="float" office:value="0.000619195046439629">
                <text:p>0.0006191950464396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">
                <text:p>0.009</text:p>
              </table:table-cell>
              <table:table-cell office:value-type="float" office:value="0.000696594427244582">
                <text:p>0.0006965944272445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">
                <text:p>0.01</text:p>
              </table:table-cell>
              <table:table-cell office:value-type="float" office:value="0.000773993808049536">
                <text:p>0.0007739938080495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">
                <text:p>0.011</text:p>
              </table:table-cell>
              <table:table-cell office:value-type="float" office:value="0.000851393188854489">
                <text:p>0.0008513931888544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">
                <text:p>0.012</text:p>
              </table:table-cell>
              <table:table-cell office:value-type="float" office:value="0.000928792569659443">
                <text:p>0.0009287925696594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">
                <text:p>0.013</text:p>
              </table:table-cell>
              <table:table-cell office:value-type="float" office:value="0.0010061919504644">
                <text:p>0.00100619195046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">
                <text:p>0.014</text:p>
              </table:table-cell>
              <table:table-cell office:value-type="float" office:value="0.00108359133126935">
                <text:p>0.001083591331269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">
                <text:p>0.015</text:p>
              </table:table-cell>
              <table:table-cell office:value-type="float" office:value="0.0011609907120743">
                <text:p>0.00116099071207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">
                <text:p>0.016</text:p>
              </table:table-cell>
              <table:table-cell office:value-type="float" office:value="0.00123839009287926">
                <text:p>0.001238390092879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">
                <text:p>0.017</text:p>
              </table:table-cell>
              <table:table-cell office:value-type="float" office:value="0.00131578947368421">
                <text:p>0.001315789473684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">
                <text:p>0.018</text:p>
              </table:table-cell>
              <table:table-cell office:value-type="float" office:value="0.00139318885448916">
                <text:p>0.001393188854489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">
                <text:p>0.019</text:p>
              </table:table-cell>
              <table:table-cell office:value-type="float" office:value="0.00147058823529412">
                <text:p>0.001470588235294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">
                <text:p>0.02</text:p>
              </table:table-cell>
              <table:table-cell office:value-type="float" office:value="0.00154798761609907">
                <text:p>0.001547987616099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1">
                <text:p>0.021</text:p>
              </table:table-cell>
              <table:table-cell office:value-type="float" office:value="0.00162538699690403">
                <text:p>0.001625386996904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2">
                <text:p>0.022</text:p>
              </table:table-cell>
              <table:table-cell office:value-type="float" office:value="0.00170278637770898">
                <text:p>0.001702786377708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3">
                <text:p>0.023</text:p>
              </table:table-cell>
              <table:table-cell office:value-type="float" office:value="0.00178018575851393">
                <text:p>0.001780185758513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4">
                <text:p>0.024</text:p>
              </table:table-cell>
              <table:table-cell office:value-type="float" office:value="0.00185758513931889">
                <text:p>0.001857585139318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5">
                <text:p>0.025</text:p>
              </table:table-cell>
              <table:table-cell office:value-type="float" office:value="0.00193498452012384">
                <text:p>0.001934984520123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6">
                <text:p>0.026</text:p>
              </table:table-cell>
              <table:table-cell office:value-type="float" office:value="0.00201238390092879">
                <text:p>0.002012383900928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7">
                <text:p>0.027</text:p>
              </table:table-cell>
              <table:table-cell office:value-type="float" office:value="0.00208978328173375">
                <text:p>0.00208978328173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8">
                <text:p>0.028</text:p>
              </table:table-cell>
              <table:table-cell office:value-type="float" office:value="0.0021671826625387">
                <text:p>0.00216718266253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9">
                <text:p>0.029</text:p>
              </table:table-cell>
              <table:table-cell office:value-type="float" office:value="0.00224458204334365">
                <text:p>0.002244582043343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">
                <text:p>0.03</text:p>
              </table:table-cell>
              <table:table-cell office:value-type="float" office:value="0.00232198142414861">
                <text:p>0.002321981424148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1">
                <text:p>0.031</text:p>
              </table:table-cell>
              <table:table-cell office:value-type="float" office:value="0.00239938080495356">
                <text:p>0.002399380804953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2">
                <text:p>0.032</text:p>
              </table:table-cell>
              <table:table-cell office:value-type="float" office:value="0.00247678018575852">
                <text:p>0.002476780185758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3">
                <text:p>0.033</text:p>
              </table:table-cell>
              <table:table-cell office:value-type="float" office:value="0.00255417956656347">
                <text:p>0.002554179566563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4">
                <text:p>0.034</text:p>
              </table:table-cell>
              <table:table-cell office:value-type="float" office:value="0.00263157894736842">
                <text:p>0.002631578947368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5">
                <text:p>0.035</text:p>
              </table:table-cell>
              <table:table-cell office:value-type="float" office:value="0.00270897832817338">
                <text:p>0.002708978328173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6">
                <text:p>0.036</text:p>
              </table:table-cell>
              <table:table-cell office:value-type="float" office:value="0.00278637770897833">
                <text:p>0.002786377708978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7">
                <text:p>0.037</text:p>
              </table:table-cell>
              <table:table-cell office:value-type="float" office:value="0.00286377708978328">
                <text:p>0.002863777089783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8">
                <text:p>0.038</text:p>
              </table:table-cell>
              <table:table-cell office:value-type="float" office:value="0.00294117647058824">
                <text:p>0.002941176470588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9">
                <text:p>0.039</text:p>
              </table:table-cell>
              <table:table-cell office:value-type="float" office:value="0.00301857585139319">
                <text:p>0.003018575851393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">
                <text:p>0.04</text:p>
              </table:table-cell>
              <table:table-cell office:value-type="float" office:value="0.00309597523219814">
                <text:p>0.003095975232198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1">
                <text:p>0.041</text:p>
              </table:table-cell>
              <table:table-cell office:value-type="float" office:value="0.00317427870916664">
                <text:p>0.003174278709166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2">
                <text:p>0.042</text:p>
              </table:table-cell>
              <table:table-cell office:value-type="float" office:value="0.00325421512387359">
                <text:p>0.003254215123873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3">
                <text:p>0.043</text:p>
              </table:table-cell>
              <table:table-cell office:value-type="float" office:value="0.00333531363227529">
                <text:p>0.003335313632275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4">
                <text:p>0.044</text:p>
              </table:table-cell>
              <table:table-cell office:value-type="float" office:value="0.00341757901182096">
                <text:p>0.003417579011820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5">
                <text:p>0.045</text:p>
              </table:table-cell>
              <table:table-cell office:value-type="float" office:value="0.00350101601079801">
                <text:p>0.003501016010798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6">
                <text:p>0.046</text:p>
              </table:table-cell>
              <table:table-cell office:value-type="float" office:value="0.00358562934880197">
                <text:p>0.003585629348801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7">
                <text:p>0.047</text:p>
              </table:table-cell>
              <table:table-cell office:value-type="float" office:value="0.00367142371719422">
                <text:p>0.003671423717194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8">
                <text:p>0.048</text:p>
              </table:table-cell>
              <table:table-cell office:value-type="float" office:value="0.00375840377954798">
                <text:p>0.003758403779547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9">
                <text:p>0.049</text:p>
              </table:table-cell>
              <table:table-cell office:value-type="float" office:value="0.00384657417208294">
                <text:p>0.003846574172082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">
                <text:p>0.05</text:p>
              </table:table-cell>
              <table:table-cell office:value-type="float" office:value="0.00393593950408897">
                <text:p>0.003935939504088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1">
                <text:p>0.051</text:p>
              </table:table-cell>
              <table:table-cell office:value-type="float" office:value="0.00402650435833925">
                <text:p>0.004026504358339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2">
                <text:p>0.052</text:p>
              </table:table-cell>
              <table:table-cell office:value-type="float" office:value="0.00411827329149325">
                <text:p>0.004118273291493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3">
                <text:p>0.053</text:p>
              </table:table-cell>
              <table:table-cell office:value-type="float" office:value="0.00421125083448976">
                <text:p>0.004211250834489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4">
                <text:p>0.054</text:p>
              </table:table-cell>
              <table:table-cell office:value-type="float" office:value="0.00430544149293047">
                <text:p>0.004305441492930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5">
                <text:p>0.055</text:p>
              </table:table-cell>
              <table:table-cell office:value-type="float" office:value="0.00440084974745434">
                <text:p>0.004400849747454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6">
                <text:p>0.056</text:p>
              </table:table-cell>
              <table:table-cell office:value-type="float" office:value="0.00449748005410302">
                <text:p>0.004497480054103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7">
                <text:p>0.057</text:p>
              </table:table-cell>
              <table:table-cell office:value-type="float" office:value="0.00459533684467765">
                <text:p>0.004595336844677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8">
                <text:p>0.058</text:p>
              </table:table-cell>
              <table:table-cell office:value-type="float" office:value="0.00469442452708743">
                <text:p>0.004694424527087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90000000000001">
                <text:p>0.0590000000000001</text:p>
              </table:table-cell>
              <table:table-cell office:value-type="float" office:value="0.00479474748568994">
                <text:p>0.004794747485689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">
                <text:p>0.06</text:p>
              </table:table-cell>
              <table:table-cell office:value-type="float" office:value="0.00489631008162387">
                <text:p>0.004896310081623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10000000000001">
                <text:p>0.0610000000000001</text:p>
              </table:table-cell>
              <table:table-cell office:value-type="float" office:value="0.00499911665313392">
                <text:p>0.004999116653133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2">
                <text:p>0.062</text:p>
              </table:table-cell>
              <table:table-cell office:value-type="float" office:value="0.00510317151588866">
                <text:p>0.005103171515888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3">
                <text:p>0.063</text:p>
              </table:table-cell>
              <table:table-cell office:value-type="float" office:value="0.00520847896329103">
                <text:p>0.005208478963291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4">
                <text:p>0.064</text:p>
              </table:table-cell>
              <table:table-cell office:value-type="float" office:value="0.00531504326678211">
                <text:p>0.005315043266782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5">
                <text:p>0.065</text:p>
              </table:table-cell>
              <table:table-cell office:value-type="float" office:value="0.00542286867613818">
                <text:p>0.005422868676138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6">
                <text:p>0.066</text:p>
              </table:table-cell>
              <table:table-cell office:value-type="float" office:value="0.00553195941976124">
                <text:p>0.005531959419761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7">
                <text:p>0.067</text:p>
              </table:table-cell>
              <table:table-cell office:value-type="float" office:value="0.00564231970496339">
                <text:p>0.005642319704963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8">
                <text:p>0.068</text:p>
              </table:table-cell>
              <table:table-cell office:value-type="float" office:value="0.00575395371824494">
                <text:p>0.005753953718244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90000000000001">
                <text:p>0.0690000000000001</text:p>
              </table:table-cell>
              <table:table-cell office:value-type="float" office:value="0.00586686562556675">
                <text:p>0.005866865625566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">
                <text:p>0.07</text:p>
              </table:table-cell>
              <table:table-cell office:value-type="float" office:value="0.00598105957261677">
                <text:p>0.005981059572616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10000000000001">
                <text:p>0.0710000000000001</text:p>
              </table:table-cell>
              <table:table-cell office:value-type="float" office:value="0.00609653968507097">
                <text:p>0.006096539685070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2">
                <text:p>0.072</text:p>
              </table:table-cell>
              <table:table-cell office:value-type="float" office:value="0.00621331006884894">
                <text:p>0.006213310068848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730000000000001">
                <text:p>0.0730000000000001</text:p>
              </table:table-cell>
              <table:table-cell office:value-type="float" office:value="0.00633137481036415">
                <text:p>0.006331374810364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40000000000001">
                <text:p>0.0740000000000001</text:p>
              </table:table-cell>
              <table:table-cell office:value-type="float" office:value="0.00645073797676914">
                <text:p>0.006450737976769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50000000000001">
                <text:p>0.0750000000000001</text:p>
              </table:table-cell>
              <table:table-cell office:value-type="float" office:value="0.00657140361619571">
                <text:p>0.006571403616195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60000000000001">
                <text:p>0.0760000000000001</text:p>
              </table:table-cell>
              <table:table-cell office:value-type="float" office:value="0.00669337575799034">
                <text:p>0.006693375757990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70000000000001">
                <text:p>0.0770000000000001</text:p>
              </table:table-cell>
              <table:table-cell office:value-type="float" office:value="0.00681665841294483">
                <text:p>0.006816658412944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80000000000001">
                <text:p>0.0780000000000001</text:p>
              </table:table-cell>
              <table:table-cell office:value-type="float" office:value="0.00694125557352243">
                <text:p>0.006941255573522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90000000000001">
                <text:p>0.0790000000000001</text:p>
              </table:table-cell>
              <table:table-cell office:value-type="float" office:value="0.00706717121407952">
                <text:p>0.007067171214079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00000000000001">
                <text:p>0.0800000000000001</text:p>
              </table:table-cell>
              <table:table-cell office:value-type="float" office:value="0.00719440929108294">
                <text:p>0.007194409291082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10000000000001">
                <text:p>0.0810000000000001</text:p>
              </table:table-cell>
              <table:table-cell office:value-type="float" office:value="0.00732297374332315">
                <text:p>0.007322973743323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20000000000001">
                <text:p>0.0820000000000001</text:p>
              </table:table-cell>
              <table:table-cell office:value-type="float" office:value="0.00745286849212322">
                <text:p>0.007452868492123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30000000000001">
                <text:p>0.0830000000000001</text:p>
              </table:table-cell>
              <table:table-cell office:value-type="float" office:value="0.00758409744154396">
                <text:p>0.007584097441543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840000000000001">
                <text:p>0.0840000000000001</text:p>
              </table:table-cell>
              <table:table-cell office:value-type="float" office:value="0.00771666447858504">
                <text:p>0.007716664478585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50000000000001">
                <text:p>0.0850000000000001</text:p>
              </table:table-cell>
              <table:table-cell office:value-type="float" office:value="0.00785057347338237">
                <text:p>0.007850573473382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60000000000001">
                <text:p>0.0860000000000001</text:p>
              </table:table-cell>
              <table:table-cell office:value-type="float" office:value="0.00798582827940185">
                <text:p>0.007985828279401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70000000000001">
                <text:p>0.0870000000000001</text:p>
              </table:table-cell>
              <table:table-cell office:value-type="float" office:value="0.00812243273362946">
                <text:p>0.008122432733629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80000000000001">
                <text:p>0.0880000000000001</text:p>
              </table:table-cell>
              <table:table-cell office:value-type="float" office:value="0.00826039065675784">
                <text:p>0.008260390656757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890000000000001">
                <text:p>0.0890000000000001</text:p>
              </table:table-cell>
              <table:table-cell office:value-type="float" office:value="0.00839970585336958">
                <text:p>0.008399705853369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900000000000001">
                <text:p>0.0900000000000001</text:p>
              </table:table-cell>
              <table:table-cell office:value-type="float" office:value="0.00854038211211701">
                <text:p>0.008540382112117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10000000000001">
                <text:p>0.0910000000000001</text:p>
              </table:table-cell>
              <table:table-cell office:value-type="float" office:value="0.00868242320589892">
                <text:p>0.008682423205898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920000000000001">
                <text:p>0.0920000000000001</text:p>
              </table:table-cell>
              <table:table-cell office:value-type="float" office:value="0.00882583289203398">
                <text:p>0.008825832892033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930000000000001">
                <text:p>0.0930000000000001</text:p>
              </table:table-cell>
              <table:table-cell office:value-type="float" office:value="0.00897061491243117">
                <text:p>0.008970614912431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940000000000001">
                <text:p>0.0940000000000001</text:p>
              </table:table-cell>
              <table:table-cell office:value-type="float" office:value="0.00911677299375715">
                <text:p>0.009116772993757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950000000000001">
                <text:p>0.0950000000000001</text:p>
              </table:table-cell>
              <table:table-cell office:value-type="float" office:value="0.00926431084760074">
                <text:p>0.009264310847600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60000000000001">
                <text:p>0.0960000000000001</text:p>
              </table:table-cell>
              <table:table-cell office:value-type="float" office:value="0.00941323217063449">
                <text:p>0.009413232170634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70000000000001">
                <text:p>0.0970000000000001</text:p>
              </table:table-cell>
              <table:table-cell office:value-type="float" office:value="0.00956354064477344">
                <text:p>0.009563540644773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80000000000001">
                <text:p>0.0980000000000001</text:p>
              </table:table-cell>
              <table:table-cell office:value-type="float" office:value="0.00971523993733129">
                <text:p>0.009715239937331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90000000000001">
                <text:p>0.0990000000000001</text:p>
              </table:table-cell>
              <table:table-cell office:value-type="float" office:value="0.00986833370117367">
                <text:p>0.009868333701173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">
                <text:p>0.1</text:p>
              </table:table-cell>
              <table:table-cell office:value-type="float" office:value="0.010022825574869">
                <text:p>0.0100228255748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1">
                <text:p>0.101</text:p>
              </table:table-cell>
              <table:table-cell office:value-type="float" office:value="0.0101787191828369">
                <text:p>0.01017871918283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02">
                <text:p>0.102</text:p>
              </table:table-cell>
              <table:table-cell office:value-type="float" office:value="0.0103360181354936">
                <text:p>0.01033601813549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03">
                <text:p>0.103</text:p>
              </table:table-cell>
              <table:table-cell office:value-type="float" office:value="0.0104947260293957">
                <text:p>0.01049472602939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4">
                <text:p>0.104</text:p>
              </table:table-cell>
              <table:table-cell office:value-type="float" office:value="0.0106548464473807">
                <text:p>0.01065484644738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05">
                <text:p>0.105</text:p>
              </table:table-cell>
              <table:table-cell office:value-type="float" office:value="0.0108163829587062">
                <text:p>0.01081638295870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06">
                <text:p>0.106</text:p>
              </table:table-cell>
              <table:table-cell office:value-type="float" office:value="0.010979339119186">
                <text:p>0.0109793391191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7">
                <text:p>0.107</text:p>
              </table:table-cell>
              <table:table-cell office:value-type="float" office:value="0.0111437184713241">
                <text:p>0.01114371847132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8">
                <text:p>0.108</text:p>
              </table:table-cell>
              <table:table-cell office:value-type="float" office:value="0.0113095245444472">
                <text:p>0.01130952454444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09">
                <text:p>0.109</text:p>
              </table:table-cell>
              <table:table-cell office:value-type="float" office:value="0.0114767608548341">
                <text:p>0.01147676085483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1">
                <text:p>0.11</text:p>
              </table:table-cell>
              <table:table-cell office:value-type="float" office:value="0.0116454309058441">
                <text:p>0.01164543090584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1">
                <text:p>0.111</text:p>
              </table:table-cell>
              <table:table-cell office:value-type="float" office:value="0.0118155381880424">
                <text:p>0.01181553818804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12">
                <text:p>0.112</text:p>
              </table:table-cell>
              <table:table-cell office:value-type="float" office:value="0.0119870861793238">
                <text:p>0.01198708617932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13">
                <text:p>0.113</text:p>
              </table:table-cell>
              <table:table-cell office:value-type="float" office:value="0.0121600783450353">
                <text:p>0.01216007834503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14">
                <text:p>0.114</text:p>
              </table:table-cell>
              <table:table-cell office:value-type="float" office:value="0.0123345181380953">
                <text:p>0.01233451813809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15">
                <text:p>0.115</text:p>
              </table:table-cell>
              <table:table-cell office:value-type="float" office:value="0.0125104089991124">
                <text:p>0.01251040899911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16">
                <text:p>0.116</text:p>
              </table:table-cell>
              <table:table-cell office:value-type="float" office:value="0.0126877543565015">
                <text:p>0.01268775435650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17">
                <text:p>0.117</text:p>
              </table:table-cell>
              <table:table-cell office:value-type="float" office:value="0.0128665576265979">
                <text:p>0.01286655762659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18">
                <text:p>0.118</text:p>
              </table:table-cell>
              <table:table-cell office:value-type="float" office:value="0.0130468222137712">
                <text:p>0.01304682221377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19">
                <text:p>0.119</text:p>
              </table:table-cell>
              <table:table-cell office:value-type="float" office:value="0.0132285515105353">
                <text:p>0.01322855151053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2">
                <text:p>0.12</text:p>
              </table:table-cell>
              <table:table-cell office:value-type="float" office:value="0.0134117488976585">
                <text:p>0.01341174889765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21">
                <text:p>0.121</text:p>
              </table:table-cell>
              <table:table-cell office:value-type="float" office:value="0.0135964177442712">
                <text:p>0.01359641774427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22">
                <text:p>0.122</text:p>
              </table:table-cell>
              <table:table-cell office:value-type="float" office:value="0.0137825614079722">
                <text:p>0.01378256140797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23">
                <text:p>0.123</text:p>
              </table:table-cell>
              <table:table-cell office:value-type="float" office:value="0.013970183234933">
                <text:p>0.0139701832349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24">
                <text:p>0.124</text:p>
              </table:table-cell>
              <table:table-cell office:value-type="float" office:value="0.0141592865600013">
                <text:p>0.01415928656000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25">
                <text:p>0.125</text:p>
              </table:table-cell>
              <table:table-cell office:value-type="float" office:value="0.0143498747068026">
                <text:p>0.01434987470680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26">
                <text:p>0.126</text:p>
              </table:table-cell>
              <table:table-cell office:value-type="float" office:value="0.01454195098784">
                <text:p>0.014541950987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27">
                <text:p>0.127</text:p>
              </table:table-cell>
              <table:table-cell office:value-type="float" office:value="0.0147355187045934">
                <text:p>0.01473551870459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28">
                <text:p>0.128</text:p>
              </table:table-cell>
              <table:table-cell office:value-type="float" office:value="0.0149305811476164">
                <text:p>0.01493058114761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29">
                <text:p>0.129</text:p>
              </table:table-cell>
              <table:table-cell office:value-type="float" office:value="0.0151271415966322">
                <text:p>0.01512714159663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3">
                <text:p>0.13</text:p>
              </table:table-cell>
              <table:table-cell office:value-type="float" office:value="0.0153252033206285">
                <text:p>0.01532520332062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31">
                <text:p>0.131</text:p>
              </table:table-cell>
              <table:table-cell office:value-type="float" office:value="0.0155247695779503">
                <text:p>0.01552476957795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32">
                <text:p>0.132</text:p>
              </table:table-cell>
              <table:table-cell office:value-type="float" office:value="0.0157258436163921">
                <text:p>0.01572584361639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33">
                <text:p>0.133</text:p>
              </table:table-cell>
              <table:table-cell office:value-type="float" office:value="0.0159284286732883">
                <text:p>0.01592842867328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34">
                <text:p>0.134</text:p>
              </table:table-cell>
              <table:table-cell office:value-type="float" office:value="0.0161325279756026">
                <text:p>0.01613252797560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35">
                <text:p>0.135</text:p>
              </table:table-cell>
              <table:table-cell office:value-type="float" office:value="0.0163381447400161">
                <text:p>0.01633814474001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36">
                <text:p>0.136</text:p>
              </table:table-cell>
              <table:table-cell office:value-type="float" office:value="0.0165452821730145">
                <text:p>0.01654528217301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37">
                <text:p>0.137</text:p>
              </table:table-cell>
              <table:table-cell office:value-type="float" office:value="0.0167539434709734">
                <text:p>0.01675394347097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38">
                <text:p>0.138</text:p>
              </table:table-cell>
              <table:table-cell office:value-type="float" office:value="0.0169641318202431">
                <text:p>0.01696413182024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39">
                <text:p>0.139</text:p>
              </table:table-cell>
              <table:table-cell office:value-type="float" office:value="0.017175850397232">
                <text:p>0.0171758503972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4">
                <text:p>0.14</text:p>
              </table:table-cell>
              <table:table-cell office:value-type="float" office:value="0.0173891023684888">
                <text:p>0.01738910236848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41">
                <text:p>0.141</text:p>
              </table:table-cell>
              <table:table-cell office:value-type="float" office:value="0.0176038908907837">
                <text:p>0.01760389089078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42">
                <text:p>0.142</text:p>
              </table:table-cell>
              <table:table-cell office:value-type="float" office:value="0.0178202191111888">
                <text:p>0.01782021911118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43">
                <text:p>0.143</text:p>
              </table:table-cell>
              <table:table-cell office:value-type="float" office:value="0.0180380901671567">
                <text:p>0.01803809016715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44">
                <text:p>0.144</text:p>
              </table:table-cell>
              <table:table-cell office:value-type="float" office:value="0.0182575071865988">
                <text:p>0.01825750718659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45">
                <text:p>0.145</text:p>
              </table:table-cell>
              <table:table-cell office:value-type="float" office:value="0.0184784732879621">
                <text:p>0.01847847328796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46">
                <text:p>0.146</text:p>
              </table:table-cell>
              <table:table-cell office:value-type="float" office:value="0.0187009915803056">
                <text:p>0.01870099158030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47">
                <text:p>0.147</text:p>
              </table:table-cell>
              <table:table-cell office:value-type="float" office:value="0.0189250651633746">
                <text:p>0.01892506516337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48">
                <text:p>0.148</text:p>
              </table:table-cell>
              <table:table-cell office:value-type="float" office:value="0.0191506971276754">
                <text:p>0.01915069712767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49">
                <text:p>0.149</text:p>
              </table:table-cell>
              <table:table-cell office:value-type="float" office:value="0.019377890554548">
                <text:p>0.0193778905545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5">
                <text:p>0.15</text:p>
              </table:table-cell>
              <table:table-cell office:value-type="float" office:value="0.0196066485162382">
                <text:p>0.01960664851623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51">
                <text:p>0.151</text:p>
              </table:table-cell>
              <table:table-cell office:value-type="float" office:value="0.0198369740759692">
                <text:p>0.01983697407596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52">
                <text:p>0.152</text:p>
              </table:table-cell>
              <table:table-cell office:value-type="float" office:value="0.0200688702880115">
                <text:p>0.02006887028801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53">
                <text:p>0.153</text:p>
              </table:table-cell>
              <table:table-cell office:value-type="float" office:value="0.0203023401977526">
                <text:p>0.02030234019775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54">
                <text:p>0.154</text:p>
              </table:table-cell>
              <table:table-cell office:value-type="float" office:value="0.0205373868417653">
                <text:p>0.02053738684176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55">
                <text:p>0.155</text:p>
              </table:table-cell>
              <table:table-cell office:value-type="float" office:value="0.0207740132478758">
                <text:p>0.020774013247875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56">
                <text:p>0.156</text:p>
              </table:table-cell>
              <table:table-cell office:value-type="float" office:value="0.0210122224352302">
                <text:p>0.02101222243523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57">
                <text:p>0.157</text:p>
              </table:table-cell>
              <table:table-cell office:value-type="float" office:value="0.0212520174143607">
                <text:p>0.02125201741436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58">
                <text:p>0.158</text:p>
              </table:table-cell>
              <table:table-cell office:value-type="float" office:value="0.021493401187251">
                <text:p>0.0214934011872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59">
                <text:p>0.159</text:p>
              </table:table-cell>
              <table:table-cell office:value-type="float" office:value="0.0217363767474003">
                <text:p>0.02173637674740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6">
                <text:p>0.16</text:p>
              </table:table-cell>
              <table:table-cell office:value-type="float" office:value="0.0219809470798872">
                <text:p>0.02198094707988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61">
                <text:p>0.161</text:p>
              </table:table-cell>
              <table:table-cell office:value-type="float" office:value="0.0222271151614328">
                <text:p>0.02222711516143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62">
                <text:p>0.162</text:p>
              </table:table-cell>
              <table:table-cell office:value-type="float" office:value="0.0224748839604622">
                <text:p>0.02247488396046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63">
                <text:p>0.163</text:p>
              </table:table-cell>
              <table:table-cell office:value-type="float" office:value="0.0227242564371665">
                <text:p>0.02272425643716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64">
                <text:p>0.164</text:p>
              </table:table-cell>
              <table:table-cell office:value-type="float" office:value="0.0229752355435631">
                <text:p>0.02297523554356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65">
                <text:p>0.165</text:p>
              </table:table-cell>
              <table:table-cell office:value-type="float" office:value="0.0232278242235556">
                <text:p>0.02322782422355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66">
                <text:p>0.166</text:p>
              </table:table-cell>
              <table:table-cell office:value-type="float" office:value="0.0234820254129932">
                <text:p>0.02348202541299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67">
                <text:p>0.167</text:p>
              </table:table-cell>
              <table:table-cell office:value-type="float" office:value="0.0237378420397289">
                <text:p>0.02373784203972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68">
                <text:p>0.168</text:p>
              </table:table-cell>
              <table:table-cell office:value-type="float" office:value="0.0239952770236777">
                <text:p>0.02399527702367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69">
                <text:p>0.169</text:p>
              </table:table-cell>
              <table:table-cell office:value-type="float" office:value="0.0242543332768732">
                <text:p>0.02425433327687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7">
                <text:p>0.17</text:p>
              </table:table-cell>
              <table:table-cell office:value-type="float" office:value="0.0245150137035248">
                <text:p>0.02451501370352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71">
                <text:p>0.171</text:p>
              </table:table-cell>
              <table:table-cell office:value-type="float" office:value="0.0247773212000726">
                <text:p>0.02477732120007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72">
                <text:p>0.172</text:p>
              </table:table-cell>
              <table:table-cell office:value-type="float" office:value="0.0250412586552436">
                <text:p>0.02504125865524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73">
                <text:p>0.173</text:p>
              </table:table-cell>
              <table:table-cell office:value-type="float" office:value="0.0253068289501053">
                <text:p>0.02530682895010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74">
                <text:p>0.174</text:p>
              </table:table-cell>
              <table:table-cell office:value-type="float" office:value="0.0255740349581203">
                <text:p>0.025574034958120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75">
                <text:p>0.175</text:p>
              </table:table-cell>
              <table:table-cell office:value-type="float" office:value="0.0258428795451991">
                <text:p>0.02584287954519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76">
                <text:p>0.176</text:p>
              </table:table-cell>
              <table:table-cell office:value-type="float" office:value="0.0261133655697532">
                <text:p>0.02611336556975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77">
                <text:p>0.177</text:p>
              </table:table-cell>
              <table:table-cell office:value-type="float" office:value="0.0263854958827469">
                <text:p>0.02638549588274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78">
                <text:p>0.178</text:p>
              </table:table-cell>
              <table:table-cell office:value-type="float" office:value="0.0266592733277491">
                <text:p>0.02665927332774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79">
                <text:p>0.179</text:p>
              </table:table-cell>
              <table:table-cell office:value-type="float" office:value="0.026934700740984">
                <text:p>0.0269347007409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8">
                <text:p>0.18</text:p>
              </table:table-cell>
              <table:table-cell office:value-type="float" office:value="0.0272117809513814">
                <text:p>0.02721178095138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81">
                <text:p>0.181</text:p>
              </table:table-cell>
              <table:table-cell office:value-type="float" office:value="0.0274905167806269">
                <text:p>0.02749051678062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82">
                <text:p>0.182</text:p>
              </table:table-cell>
              <table:table-cell office:value-type="float" office:value="0.0277709110432107">
                <text:p>0.02777091104321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83">
                <text:p>0.183</text:p>
              </table:table-cell>
              <table:table-cell office:value-type="float" office:value="0.0280529665464768">
                <text:p>0.02805296654647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84">
                <text:p>0.184</text:p>
              </table:table-cell>
              <table:table-cell office:value-type="float" office:value="0.0283366860906707">
                <text:p>0.02833668609067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85">
                <text:p>0.185</text:p>
              </table:table-cell>
              <table:table-cell office:value-type="float" office:value="0.0286220724689874">
                <text:p>0.02862207246898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86">
                <text:p>0.186</text:p>
              </table:table-cell>
              <table:table-cell office:value-type="float" office:value="0.0289091284676184">
                <text:p>0.02890912846761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87">
                <text:p>0.187</text:p>
              </table:table-cell>
              <table:table-cell office:value-type="float" office:value="0.0291978568657984">
                <text:p>0.02919785686579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88">
                <text:p>0.188</text:p>
              </table:table-cell>
              <table:table-cell office:value-type="float" office:value="0.0294882604358512">
                <text:p>0.02948826043585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89">
                <text:p>0.189</text:p>
              </table:table-cell>
              <table:table-cell office:value-type="float" office:value="0.0297803419432359">
                <text:p>0.02978034194323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9">
                <text:p>0.19</text:p>
              </table:table-cell>
              <table:table-cell office:value-type="float" office:value="0.0300741041465913">
                <text:p>0.03007410414659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91">
                <text:p>0.191</text:p>
              </table:table-cell>
              <table:table-cell office:value-type="float" office:value="0.0303695497977812">
                <text:p>0.03036954979778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92">
                <text:p>0.192</text:p>
              </table:table-cell>
              <table:table-cell office:value-type="float" office:value="0.0306666816419382">
                <text:p>0.03066668164193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93">
                <text:p>0.193</text:p>
              </table:table-cell>
              <table:table-cell office:value-type="float" office:value="0.0309655024175076">
                <text:p>0.03096550241750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94">
                <text:p>0.194</text:p>
              </table:table-cell>
              <table:table-cell office:value-type="float" office:value="0.0312660148562905">
                <text:p>0.03126601485629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95">
                <text:p>0.195</text:p>
              </table:table-cell>
              <table:table-cell office:value-type="float" office:value="0.0315682216834871">
                <text:p>0.03156822168348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96">
                <text:p>0.196</text:p>
              </table:table-cell>
              <table:table-cell office:value-type="float" office:value="0.0318721256177383">
                <text:p>0.031872125617738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97">
                <text:p>0.197</text:p>
              </table:table-cell>
              <table:table-cell office:value-type="float" office:value="0.0321777293711681">
                <text:p>0.03217772937116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98">
                <text:p>0.198</text:p>
              </table:table-cell>
              <table:table-cell office:value-type="float" office:value="0.0324850356494254">
                <text:p>0.03248503564942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99">
                <text:p>0.199</text:p>
              </table:table-cell>
              <table:table-cell office:value-type="float" office:value="0.0327940471517242">
                <text:p>0.032794047151724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">
                <text:p>0.2</text:p>
              </table:table-cell>
              <table:table-cell office:value-type="float" office:value="0.0331047665708851">
                <text:p>0.03310476657088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01">
                <text:p>0.201</text:p>
              </table:table-cell>
              <table:table-cell office:value-type="float" office:value="0.0334171965933749">
                <text:p>0.03341719659337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02">
                <text:p>0.202</text:p>
              </table:table-cell>
              <table:table-cell office:value-type="float" office:value="0.033731339899347">
                <text:p>0.0337313398993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03">
                <text:p>0.203</text:p>
              </table:table-cell>
              <table:table-cell office:value-type="float" office:value="0.0340471991626801">
                <text:p>0.03404719916268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04">
                <text:p>0.204</text:p>
              </table:table-cell>
              <table:table-cell office:value-type="float" office:value="0.0343647770510179">
                <text:p>0.03436477705101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05">
                <text:p>0.205</text:p>
              </table:table-cell>
              <table:table-cell office:value-type="float" office:value="0.0346840762258074">
                <text:p>0.034684076225807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06">
                <text:p>0.206</text:p>
              </table:table-cell>
              <table:table-cell office:value-type="float" office:value="0.0350050993423371">
                <text:p>0.03500509934233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07">
                <text:p>0.207</text:p>
              </table:table-cell>
              <table:table-cell office:value-type="float" office:value="0.0353278490497751">
                <text:p>0.035327849049775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08">
                <text:p>0.208</text:p>
              </table:table-cell>
              <table:table-cell office:value-type="float" office:value="0.0356523279912062">
                <text:p>0.03565232799120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09">
                <text:p>0.209</text:p>
              </table:table-cell>
              <table:table-cell office:value-type="float" office:value="0.0359785388036692">
                <text:p>0.03597853880366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1">
                <text:p>0.21</text:p>
              </table:table-cell>
              <table:table-cell office:value-type="float" office:value="0.036306484118194">
                <text:p>0.03630648411819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11">
                <text:p>0.211</text:p>
              </table:table-cell>
              <table:table-cell office:value-type="float" office:value="0.0366361665598371">
                <text:p>0.03663616655983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12">
                <text:p>0.212</text:p>
              </table:table-cell>
              <table:table-cell office:value-type="float" office:value="0.0369675887477188">
                <text:p>0.03696758874771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13">
                <text:p>0.213</text:p>
              </table:table-cell>
              <table:table-cell office:value-type="float" office:value="0.0373007532950576">
                <text:p>0.03730075329505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14">
                <text:p>0.214</text:p>
              </table:table-cell>
              <table:table-cell office:value-type="float" office:value="0.0376356628092066">
                <text:p>0.037635662809206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15">
                <text:p>0.215</text:p>
              </table:table-cell>
              <table:table-cell office:value-type="float" office:value="0.0379723198916878">
                <text:p>0.03797231989168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16">
                <text:p>0.216</text:p>
              </table:table-cell>
              <table:table-cell office:value-type="float" office:value="0.0383107271382271">
                <text:p>0.03831072713822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17">
                <text:p>0.217</text:p>
              </table:table-cell>
              <table:table-cell office:value-type="float" office:value="0.0386508871387883">
                <text:p>0.03865088713878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18">
                <text:p>0.218</text:p>
              </table:table-cell>
              <table:table-cell office:value-type="float" office:value="0.0389928024776076">
                <text:p>0.038992802477607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19">
                <text:p>0.219</text:p>
              </table:table-cell>
              <table:table-cell office:value-type="float" office:value="0.0393364757332266">
                <text:p>0.039336475733226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2">
                <text:p>0.22</text:p>
              </table:table-cell>
              <table:table-cell office:value-type="float" office:value="0.0396819094785261">
                <text:p>0.039681909478526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21">
                <text:p>0.221</text:p>
              </table:table-cell>
              <table:table-cell office:value-type="float" office:value="0.0400291062807589">
                <text:p>0.040029106280758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22">
                <text:p>0.222</text:p>
              </table:table-cell>
              <table:table-cell office:value-type="float" office:value="0.0403780687015828">
                <text:p>0.04037806870158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23">
                <text:p>0.223</text:p>
              </table:table-cell>
              <table:table-cell office:value-type="float" office:value="0.0407287992970926">
                <text:p>0.04072879929709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24">
                <text:p>0.224</text:p>
              </table:table-cell>
              <table:table-cell office:value-type="float" office:value="0.0410813006178524">
                <text:p>0.04108130061785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25">
                <text:p>0.225</text:p>
              </table:table-cell>
              <table:table-cell office:value-type="float" office:value="0.0414355752089275">
                <text:p>0.04143557520892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26">
                <text:p>0.226</text:p>
              </table:table-cell>
              <table:table-cell office:value-type="float" office:value="0.0417916256099157">
                <text:p>0.04179162560991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27">
                <text:p>0.227</text:p>
              </table:table-cell>
              <table:table-cell office:value-type="float" office:value="0.0421494543549786">
                <text:p>0.042149454354978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28">
                <text:p>0.228</text:p>
              </table:table-cell>
              <table:table-cell office:value-type="float" office:value="0.0425090639728725">
                <text:p>0.04250906397287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29">
                <text:p>0.229</text:p>
              </table:table-cell>
              <table:table-cell office:value-type="float" office:value="0.0428704569869791">
                <text:p>0.042870456986979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3">
                <text:p>0.23</text:p>
              </table:table-cell>
              <table:table-cell office:value-type="float" office:value="0.0432336359153358">
                <text:p>0.04323363591533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31">
                <text:p>0.231</text:p>
              </table:table-cell>
              <table:table-cell office:value-type="float" office:value="0.0435986032706659">
                <text:p>0.04359860327066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32">
                <text:p>0.232</text:p>
              </table:table-cell>
              <table:table-cell office:value-type="float" office:value="0.0439653615604081">
                <text:p>0.04396536156040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33">
                <text:p>0.233</text:p>
              </table:table-cell>
              <table:table-cell office:value-type="float" office:value="0.0443339132867462">
                <text:p>0.04433391328674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34">
                <text:p>0.234</text:p>
              </table:table-cell>
              <table:table-cell office:value-type="float" office:value="0.0447042609466386">
                <text:p>0.044704260946638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35">
                <text:p>0.235</text:p>
              </table:table-cell>
              <table:table-cell office:value-type="float" office:value="0.0450764070318469">
                <text:p>0.04507640703184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36">
                <text:p>0.236</text:p>
              </table:table-cell>
              <table:table-cell office:value-type="float" office:value="0.0454503540289649">
                <text:p>0.04545035402896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37">
                <text:p>0.237</text:p>
              </table:table-cell>
              <table:table-cell office:value-type="float" office:value="0.0458261044194471">
                <text:p>0.04582610441944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38">
                <text:p>0.238</text:p>
              </table:table-cell>
              <table:table-cell office:value-type="float" office:value="0.0462036606796367">
                <text:p>0.04620366067963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39">
                <text:p>0.239</text:p>
              </table:table-cell>
              <table:table-cell office:value-type="float" office:value="0.0465830252807938">
                <text:p>0.046583025280793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4">
                <text:p>0.24</text:p>
              </table:table-cell>
              <table:table-cell office:value-type="float" office:value="0.046964200689123">
                <text:p>0.04696420068912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41">
                <text:p>0.241</text:p>
              </table:table-cell>
              <table:table-cell office:value-type="float" office:value="0.0473471893658009">
                <text:p>0.047347189365800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42">
                <text:p>0.242</text:p>
              </table:table-cell>
              <table:table-cell office:value-type="float" office:value="0.0477319937670035">
                <text:p>0.047731993767003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43">
                <text:p>0.243</text:p>
              </table:table-cell>
              <table:table-cell office:value-type="float" office:value="0.048118616343933">
                <text:p>0.0481186163439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44">
                <text:p>0.244</text:p>
              </table:table-cell>
              <table:table-cell office:value-type="float" office:value="0.0485070595428446">
                <text:p>0.048507059542844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45">
                <text:p>0.245</text:p>
              </table:table-cell>
              <table:table-cell office:value-type="float" office:value="0.0488973258050733">
                <text:p>0.04889732580507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46">
                <text:p>0.246</text:p>
              </table:table-cell>
              <table:table-cell office:value-type="float" office:value="0.0492894175670597">
                <text:p>0.04928941756705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47">
                <text:p>0.247</text:p>
              </table:table-cell>
              <table:table-cell office:value-type="float" office:value="0.0496833372603764">
                <text:p>0.04968333726037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48">
                <text:p>0.248</text:p>
              </table:table-cell>
              <table:table-cell office:value-type="float" office:value="0.0500790873117541">
                <text:p>0.050079087311754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49">
                <text:p>0.249</text:p>
              </table:table-cell>
              <table:table-cell office:value-type="float" office:value="0.0504766701431067">
                <text:p>0.05047667014310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5">
                <text:p>0.25</text:p>
              </table:table-cell>
              <table:table-cell office:value-type="float" office:value="0.0508760881715569">
                <text:p>0.050876088171556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51">
                <text:p>0.251</text:p>
              </table:table-cell>
              <table:table-cell office:value-type="float" office:value="0.0512773438094616">
                <text:p>0.05127734380946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52">
                <text:p>0.252</text:p>
              </table:table-cell>
              <table:table-cell office:value-type="float" office:value="0.0516804394644366">
                <text:p>0.051680439464436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53">
                <text:p>0.253</text:p>
              </table:table-cell>
              <table:table-cell office:value-type="float" office:value="0.0520853775393817">
                <text:p>0.052085377539381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54">
                <text:p>0.254</text:p>
              </table:table-cell>
              <table:table-cell office:value-type="float" office:value="0.0524921604325047">
                <text:p>0.052492160432504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55">
                <text:p>0.255</text:p>
              </table:table-cell>
              <table:table-cell office:value-type="float" office:value="0.0529007905373464">
                <text:p>0.05290079053734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56">
                <text:p>0.256</text:p>
              </table:table-cell>
              <table:table-cell office:value-type="float" office:value="0.0533112702428042">
                <text:p>0.05331127024280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57">
                <text:p>0.257</text:p>
              </table:table-cell>
              <table:table-cell office:value-type="float" office:value="0.0537236019331565">
                <text:p>0.053723601933156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58">
                <text:p>0.258</text:p>
              </table:table-cell>
              <table:table-cell office:value-type="float" office:value="0.0541377879880861">
                <text:p>0.054137787988086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59">
                <text:p>0.259</text:p>
              </table:table-cell>
              <table:table-cell office:value-type="float" office:value="0.0545538307827037">
                <text:p>0.054553830782703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6">
                <text:p>0.26</text:p>
              </table:table-cell>
              <table:table-cell office:value-type="float" office:value="0.0549717326875718">
                <text:p>0.054971732687571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61">
                <text:p>0.261</text:p>
              </table:table-cell>
              <table:table-cell office:value-type="float" office:value="0.0553914960687271">
                <text:p>0.05539149606872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62">
                <text:p>0.262</text:p>
              </table:table-cell>
              <table:table-cell office:value-type="float" office:value="0.0558131232877039">
                <text:p>0.05581312328770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63">
                <text:p>0.263</text:p>
              </table:table-cell>
              <table:table-cell office:value-type="float" office:value="0.0562366167015571">
                <text:p>0.05623661670155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64">
                <text:p>0.264</text:p>
              </table:table-cell>
              <table:table-cell office:value-type="float" office:value="0.0566619786628842">
                <text:p>0.056661978662884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65">
                <text:p>0.265</text:p>
              </table:table-cell>
              <table:table-cell office:value-type="float" office:value="0.0570892115198479">
                <text:p>0.057089211519847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66">
                <text:p>0.266</text:p>
              </table:table-cell>
              <table:table-cell office:value-type="float" office:value="0.0575183176161988">
                <text:p>0.057518317616198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67">
                <text:p>0.267</text:p>
              </table:table-cell>
              <table:table-cell office:value-type="float" office:value="0.0579492992912968">
                <text:p>0.05794929929129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68">
                <text:p>0.268</text:p>
              </table:table-cell>
              <table:table-cell office:value-type="float" office:value="0.0583821588801332">
                <text:p>0.05838215888013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69">
                <text:p>0.269</text:p>
              </table:table-cell>
              <table:table-cell office:value-type="float" office:value="0.0588168987133527">
                <text:p>0.05881689871335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7">
                <text:p>0.27</text:p>
              </table:table-cell>
              <table:table-cell office:value-type="float" office:value="0.0592535211172742">
                <text:p>0.059253521117274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71">
                <text:p>0.271</text:p>
              </table:table-cell>
              <table:table-cell office:value-type="float" office:value="0.059692028413913">
                <text:p>0.05969202841391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72">
                <text:p>0.272</text:p>
              </table:table-cell>
              <table:table-cell office:value-type="float" office:value="0.0601324229210012">
                <text:p>0.06013242292100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73">
                <text:p>0.273</text:p>
              </table:table-cell>
              <table:table-cell office:value-type="float" office:value="0.0605747069520093">
                <text:p>0.060574706952009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74">
                <text:p>0.274</text:p>
              </table:table-cell>
              <table:table-cell office:value-type="float" office:value="0.0610188828161665">
                <text:p>0.061018882816166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75">
                <text:p>0.275</text:p>
              </table:table-cell>
              <table:table-cell office:value-type="float" office:value="0.061464952818482">
                <text:p>0.06146495281848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76">
                <text:p>0.276</text:p>
              </table:table-cell>
              <table:table-cell office:value-type="float" office:value="0.0619129192597647">
                <text:p>0.061912919259764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77">
                <text:p>0.277</text:p>
              </table:table-cell>
              <table:table-cell office:value-type="float" office:value="0.0623627844366444">
                <text:p>0.062362784436644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78">
                <text:p>0.278</text:p>
              </table:table-cell>
              <table:table-cell office:value-type="float" office:value="0.0628145506415914">
                <text:p>0.06281455064159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79">
                <text:p>0.279</text:p>
              </table:table-cell>
              <table:table-cell office:value-type="float" office:value="0.0632682201629367">
                <text:p>0.06326822016293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8">
                <text:p>0.28</text:p>
              </table:table-cell>
              <table:table-cell office:value-type="float" office:value="0.0637237952848918">
                <text:p>0.063723795284891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81">
                <text:p>0.281</text:p>
              </table:table-cell>
              <table:table-cell office:value-type="float" office:value="0.0641812782875687">
                <text:p>0.064181278287568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82">
                <text:p>0.282</text:p>
              </table:table-cell>
              <table:table-cell office:value-type="float" office:value="0.0646406714469991">
                <text:p>0.064640671446999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83">
                <text:p>0.283</text:p>
              </table:table-cell>
              <table:table-cell office:value-type="float" office:value="0.065101977035154">
                <text:p>0.06510197703515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84">
                <text:p>0.284</text:p>
              </table:table-cell>
              <table:table-cell office:value-type="float" office:value="0.065565197319963">
                <text:p>0.0655651973199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85">
                <text:p>0.285</text:p>
              </table:table-cell>
              <table:table-cell office:value-type="float" office:value="0.0660303345653331">
                <text:p>0.066030334565333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86">
                <text:p>0.286</text:p>
              </table:table-cell>
              <table:table-cell office:value-type="float" office:value="0.0664973910311683">
                <text:p>0.066497391031168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87">
                <text:p>0.287</text:p>
              </table:table-cell>
              <table:table-cell office:value-type="float" office:value="0.0669663689733877">
                <text:p>0.066966368973387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88">
                <text:p>0.288</text:p>
              </table:table-cell>
              <table:table-cell office:value-type="float" office:value="0.0674372706439447">
                <text:p>0.067437270643944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89">
                <text:p>0.289</text:p>
              </table:table-cell>
              <table:table-cell office:value-type="float" office:value="0.0679100982908452">
                <text:p>0.06791009829084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9">
                <text:p>0.29</text:p>
              </table:table-cell>
              <table:table-cell office:value-type="float" office:value="0.0683848541581664">
                <text:p>0.068384854158166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91">
                <text:p>0.291</text:p>
              </table:table-cell>
              <table:table-cell office:value-type="float" office:value="0.0688615404860745">
                <text:p>0.068861540486074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92">
                <text:p>0.292</text:p>
              </table:table-cell>
              <table:table-cell office:value-type="float" office:value="0.0693401595108433">
                <text:p>0.06934015951084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93">
                <text:p>0.293</text:p>
              </table:table-cell>
              <table:table-cell office:value-type="float" office:value="0.069820713464872">
                <text:p>0.06982071346487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94">
                <text:p>0.294</text:p>
              </table:table-cell>
              <table:table-cell office:value-type="float" office:value="0.0703032045767031">
                <text:p>0.070303204576703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95">
                <text:p>0.295</text:p>
              </table:table-cell>
              <table:table-cell office:value-type="float" office:value="0.0707876350710401">
                <text:p>0.07078763507104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96">
                <text:p>0.296</text:p>
              </table:table-cell>
              <table:table-cell office:value-type="float" office:value="0.0712740071687648">
                <text:p>0.071274007168764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97">
                <text:p>0.297</text:p>
              </table:table-cell>
              <table:table-cell office:value-type="float" office:value="0.0717623230869554">
                <text:p>0.07176232308695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98">
                <text:p>0.298</text:p>
              </table:table-cell>
              <table:table-cell office:value-type="float" office:value="0.0722525850389032">
                <text:p>0.072252585038903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99">
                <text:p>0.299</text:p>
              </table:table-cell>
              <table:table-cell office:value-type="float" office:value="0.07274479523413">
                <text:p>0.0727447952341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">
                <text:p>0.3</text:p>
              </table:table-cell>
              <table:table-cell office:value-type="float" office:value="0.0732389558784055">
                <text:p>0.073238955878405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01">
                <text:p>0.301</text:p>
              </table:table-cell>
              <table:table-cell office:value-type="float" office:value="0.0737350691737638">
                <text:p>0.073735069173763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02">
                <text:p>0.302</text:p>
              </table:table-cell>
              <table:table-cell office:value-type="float" office:value="0.0742331373185201">
                <text:p>0.07423313731852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03">
                <text:p>0.303</text:p>
              </table:table-cell>
              <table:table-cell office:value-type="float" office:value="0.0747331625072882">
                <text:p>0.074733162507288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04">
                <text:p>0.304</text:p>
              </table:table-cell>
              <table:table-cell office:value-type="float" office:value="0.0752351469309963">
                <text:p>0.07523514693099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05">
                <text:p>0.305</text:p>
              </table:table-cell>
              <table:table-cell office:value-type="float" office:value="0.0757390927769035">
                <text:p>0.07573909277690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06">
                <text:p>0.306</text:p>
              </table:table-cell>
              <table:table-cell office:value-type="float" office:value="0.0762450022286167">
                <text:p>0.076245002228616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07">
                <text:p>0.307</text:p>
              </table:table-cell>
              <table:table-cell office:value-type="float" office:value="0.0767528774661064">
                <text:p>0.07675287746610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08">
                <text:p>0.308</text:p>
              </table:table-cell>
              <table:table-cell office:value-type="float" office:value="0.0772627206657228">
                <text:p>0.077262720665722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09">
                <text:p>0.309</text:p>
              </table:table-cell>
              <table:table-cell office:value-type="float" office:value="0.0777745340002118">
                <text:p>0.077774534000211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1">
                <text:p>0.31</text:p>
              </table:table-cell>
              <table:table-cell office:value-type="float" office:value="0.0782883196387311">
                <text:p>0.078288319638731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11">
                <text:p>0.311</text:p>
              </table:table-cell>
              <table:table-cell office:value-type="float" office:value="0.0788040797468657">
                <text:p>0.078804079746865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12">
                <text:p>0.312</text:p>
              </table:table-cell>
              <table:table-cell office:value-type="float" office:value="0.0793218164866436">
                <text:p>0.079321816486643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13">
                <text:p>0.313</text:p>
              </table:table-cell>
              <table:table-cell office:value-type="float" office:value="0.0798415320165515">
                <text:p>0.07984153201655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14">
                <text:p>0.314</text:p>
              </table:table-cell>
              <table:table-cell office:value-type="float" office:value="0.0803632284915501">
                <text:p>0.080363228491550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15">
                <text:p>0.315</text:p>
              </table:table-cell>
              <table:table-cell office:value-type="float" office:value="0.0808869080630893">
                <text:p>0.080886908063089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16">
                <text:p>0.316</text:p>
              </table:table-cell>
              <table:table-cell office:value-type="float" office:value="0.0814125728791237">
                <text:p>0.081412572879123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17">
                <text:p>0.317</text:p>
              </table:table-cell>
              <table:table-cell office:value-type="float" office:value="0.0819402250841274">
                <text:p>0.081940225084127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18">
                <text:p>0.318</text:p>
              </table:table-cell>
              <table:table-cell office:value-type="float" office:value="0.0824698668191092">
                <text:p>0.082469866819109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19">
                <text:p>0.319</text:p>
              </table:table-cell>
              <table:table-cell office:value-type="float" office:value="0.0830015002216275">
                <text:p>0.08300150022162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2">
                <text:p>0.32</text:p>
              </table:table-cell>
              <table:table-cell office:value-type="float" office:value="0.0835351274258048">
                <text:p>0.083535127425804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21">
                <text:p>0.321</text:p>
              </table:table-cell>
              <table:table-cell office:value-type="float" office:value="0.0840707505623429">
                <text:p>0.084070750562342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22">
                <text:p>0.322</text:p>
              </table:table-cell>
              <table:table-cell office:value-type="float" office:value="0.0846083717585371">
                <text:p>0.084608371758537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23">
                <text:p>0.323</text:p>
              </table:table-cell>
              <table:table-cell office:value-type="float" office:value="0.0851479931382906">
                <text:p>0.085147993138290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24">
                <text:p>0.324</text:p>
              </table:table-cell>
              <table:table-cell office:value-type="float" office:value="0.0856896168221291">
                <text:p>0.085689616822129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25">
                <text:p>0.325</text:p>
              </table:table-cell>
              <table:table-cell office:value-type="float" office:value="0.0862332449272154">
                <text:p>0.086233244927215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26">
                <text:p>0.326</text:p>
              </table:table-cell>
              <table:table-cell office:value-type="float" office:value="0.0867788795673627">
                <text:p>0.086778879567362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27">
                <text:p>0.327</text:p>
              </table:table-cell>
              <table:table-cell office:value-type="float" office:value="0.0873265228530497">
                <text:p>0.087326522853049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28">
                <text:p>0.328</text:p>
              </table:table-cell>
              <table:table-cell office:value-type="float" office:value="0.0878761768914338">
                <text:p>0.087876176891433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29">
                <text:p>0.329</text:p>
              </table:table-cell>
              <table:table-cell office:value-type="float" office:value="0.0884278437863653">
                <text:p>0.088427843786365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3">
                <text:p>0.33</text:p>
              </table:table-cell>
              <table:table-cell office:value-type="float" office:value="0.0889815256384015">
                <text:p>0.088981525638401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31">
                <text:p>0.331</text:p>
              </table:table-cell>
              <table:table-cell office:value-type="float" office:value="0.0895372245448199">
                <text:p>0.089537224544819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32">
                <text:p>0.332</text:p>
              </table:table-cell>
              <table:table-cell office:value-type="float" office:value="0.0900949425996322">
                <text:p>0.090094942599632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33">
                <text:p>0.333</text:p>
              </table:table-cell>
              <table:table-cell office:value-type="float" office:value="0.0906546818935975">
                <text:p>0.090654681893597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34">
                <text:p>0.334</text:p>
              </table:table-cell>
              <table:table-cell office:value-type="float" office:value="0.091216444514236">
                <text:p>0.09121644451423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35">
                <text:p>0.335</text:p>
              </table:table-cell>
              <table:table-cell office:value-type="float" office:value="0.0917802325458424">
                <text:p>0.091780232545842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36">
                <text:p>0.336</text:p>
              </table:table-cell>
              <table:table-cell office:value-type="float" office:value="0.0923460480694987">
                <text:p>0.092346048069498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37">
                <text:p>0.337</text:p>
              </table:table-cell>
              <table:table-cell office:value-type="float" office:value="0.092913893163088">
                <text:p>0.09291389316308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38">
                <text:p>0.338</text:p>
              </table:table-cell>
              <table:table-cell office:value-type="float" office:value="0.0934837699013071">
                <text:p>0.09348376990130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39">
                <text:p>0.339</text:p>
              </table:table-cell>
              <table:table-cell office:value-type="float" office:value="0.0940556803556797">
                <text:p>0.094055680355679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4">
                <text:p>0.34</text:p>
              </table:table-cell>
              <table:table-cell office:value-type="float" office:value="0.0946296265945693">
                <text:p>0.094629626594569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41">
                <text:p>0.341</text:p>
              </table:table-cell>
              <table:table-cell office:value-type="float" office:value="0.095205610683192">
                <text:p>0.09520561068319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42">
                <text:p>0.342</text:p>
              </table:table-cell>
              <table:table-cell office:value-type="float" office:value="0.0957836346836291">
                <text:p>0.09578363468362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43">
                <text:p>0.343</text:p>
              </table:table-cell>
              <table:table-cell office:value-type="float" office:value="0.0963637006548401">
                <text:p>0.096363700654840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44">
                <text:p>0.344</text:p>
              </table:table-cell>
              <table:table-cell office:value-type="float" office:value="0.0969458106526749">
                <text:p>0.096945810652674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45">
                <text:p>0.345</text:p>
              </table:table-cell>
              <table:table-cell office:value-type="float" office:value="0.0975299667298866">
                <text:p>0.097529966729886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46">
                <text:p>0.346</text:p>
              </table:table-cell>
              <table:table-cell office:value-type="float" office:value="0.0981161709361435">
                <text:p>0.098116170936143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47">
                <text:p>0.347</text:p>
              </table:table-cell>
              <table:table-cell office:value-type="float" office:value="0.0987044253180421">
                <text:p>0.098704425318042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48">
                <text:p>0.348</text:p>
              </table:table-cell>
              <table:table-cell office:value-type="float" office:value="0.0992947319191185">
                <text:p>0.099294731919118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49">
                <text:p>0.349</text:p>
              </table:table-cell>
              <table:table-cell office:value-type="float" office:value="0.0998870927798614">
                <text:p>0.099887092779861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5">
                <text:p>0.35</text:p>
              </table:table-cell>
              <table:table-cell office:value-type="float" office:value="0.100481509937723">
                <text:p>0.10048150993772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51">
                <text:p>0.351</text:p>
              </table:table-cell>
              <table:table-cell office:value-type="float" office:value="0.101077985427134">
                <text:p>0.1010779854271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52">
                <text:p>0.352</text:p>
              </table:table-cell>
              <table:table-cell office:value-type="float" office:value="0.10167652127951">
                <text:p>0.1016765212795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53">
                <text:p>0.353</text:p>
              </table:table-cell>
              <table:table-cell office:value-type="float" office:value="0.10227711952327">
                <text:p>0.1022771195232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54">
                <text:p>0.354</text:p>
              </table:table-cell>
              <table:table-cell office:value-type="float" office:value="0.102879782183842">
                <text:p>0.10287978218384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55">
                <text:p>0.355</text:p>
              </table:table-cell>
              <table:table-cell office:value-type="float" office:value="0.10348451128368">
                <text:p>0.1034845112836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56">
                <text:p>0.356</text:p>
              </table:table-cell>
              <table:table-cell office:value-type="float" office:value="0.104091308842272">
                <text:p>0.10409130884227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57">
                <text:p>0.357</text:p>
              </table:table-cell>
              <table:table-cell office:value-type="float" office:value="0.104700176876153">
                <text:p>0.10470017687615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58">
                <text:p>0.358</text:p>
              </table:table-cell>
              <table:table-cell office:value-type="float" office:value="0.105311117398916">
                <text:p>0.1053111173989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59">
                <text:p>0.359</text:p>
              </table:table-cell>
              <table:table-cell office:value-type="float" office:value="0.105924132421225">
                <text:p>0.1059241324212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6">
                <text:p>0.36</text:p>
              </table:table-cell>
              <table:table-cell office:value-type="float" office:value="0.106539223950824">
                <text:p>0.10653922395082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61">
                <text:p>0.361</text:p>
              </table:table-cell>
              <table:table-cell office:value-type="float" office:value="0.107156393992548">
                <text:p>0.10715639399254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62">
                <text:p>0.362</text:p>
              </table:table-cell>
              <table:table-cell office:value-type="float" office:value="0.107775644548339">
                <text:p>0.10777564454833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63">
                <text:p>0.363</text:p>
              </table:table-cell>
              <table:table-cell office:value-type="float" office:value="0.10839697761725">
                <text:p>0.1083969776172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64">
                <text:p>0.364</text:p>
              </table:table-cell>
              <table:table-cell office:value-type="float" office:value="0.109020395195462">
                <text:p>0.10902039519546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65">
                <text:p>0.365</text:p>
              </table:table-cell>
              <table:table-cell office:value-type="float" office:value="0.109645899276292">
                <text:p>0.10964589927629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66">
                <text:p>0.366</text:p>
              </table:table-cell>
              <table:table-cell office:value-type="float" office:value="0.110273491850205">
                <text:p>0.11027349185020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67">
                <text:p>0.367</text:p>
              </table:table-cell>
              <table:table-cell office:value-type="float" office:value="0.110903174904824">
                <text:p>0.11090317490482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68">
                <text:p>0.368</text:p>
              </table:table-cell>
              <table:table-cell office:value-type="float" office:value="0.111534950424941">
                <text:p>0.11153495042494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69">
                <text:p>0.369</text:p>
              </table:table-cell>
              <table:table-cell office:value-type="float" office:value="0.112168820392529">
                <text:p>0.11216882039252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7">
                <text:p>0.37</text:p>
              </table:table-cell>
              <table:table-cell office:value-type="float" office:value="0.112804786786752">
                <text:p>0.11280478678675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71">
                <text:p>0.371</text:p>
              </table:table-cell>
              <table:table-cell office:value-type="float" office:value="0.113442851583973">
                <text:p>0.11344285158397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72">
                <text:p>0.372</text:p>
              </table:table-cell>
              <table:table-cell office:value-type="float" office:value="0.114083016757769">
                <text:p>0.11408301675776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73">
                <text:p>0.373</text:p>
              </table:table-cell>
              <table:table-cell office:value-type="float" office:value="0.114725284278939">
                <text:p>0.11472528427893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74">
                <text:p>0.374</text:p>
              </table:table-cell>
              <table:table-cell office:value-type="float" office:value="0.115369656115513">
                <text:p>0.1153696561155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75">
                <text:p>0.375</text:p>
              </table:table-cell>
              <table:table-cell office:value-type="float" office:value="0.116016134232766">
                <text:p>0.11601613423276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76">
                <text:p>0.376</text:p>
              </table:table-cell>
              <table:table-cell office:value-type="float" office:value="0.116664720593226">
                <text:p>0.11666472059322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77">
                <text:p>0.377</text:p>
              </table:table-cell>
              <table:table-cell office:value-type="float" office:value="0.117315417156683">
                <text:p>0.11731541715668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78">
                <text:p>0.378</text:p>
              </table:table-cell>
              <table:table-cell office:value-type="float" office:value="0.117968225880202">
                <text:p>0.1179682258802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79">
                <text:p>0.379</text:p>
              </table:table-cell>
              <table:table-cell office:value-type="float" office:value="0.118623148718131">
                <text:p>0.11862314871813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8">
                <text:p>0.38</text:p>
              </table:table-cell>
              <table:table-cell office:value-type="float" office:value="0.119280187622112">
                <text:p>0.11928018762211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81">
                <text:p>0.381</text:p>
              </table:table-cell>
              <table:table-cell office:value-type="float" office:value="0.119939344541092">
                <text:p>0.11993934454109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82">
                <text:p>0.382</text:p>
              </table:table-cell>
              <table:table-cell office:value-type="float" office:value="0.12060062142133">
                <text:p>0.1206006214213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83">
                <text:p>0.383</text:p>
              </table:table-cell>
              <table:table-cell office:value-type="float" office:value="0.121264020206408">
                <text:p>0.12126402020640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84">
                <text:p>0.384</text:p>
              </table:table-cell>
              <table:table-cell office:value-type="float" office:value="0.121929542837244">
                <text:p>0.12192954283724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85">
                <text:p>0.385</text:p>
              </table:table-cell>
              <table:table-cell office:value-type="float" office:value="0.122597191252096">
                <text:p>0.12259719125209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86">
                <text:p>0.386</text:p>
              </table:table-cell>
              <table:table-cell office:value-type="float" office:value="0.123266967386576">
                <text:p>0.12326696738657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87">
                <text:p>0.387</text:p>
              </table:table-cell>
              <table:table-cell office:value-type="float" office:value="0.123938873173659">
                <text:p>0.12393887317365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88">
                <text:p>0.388</text:p>
              </table:table-cell>
              <table:table-cell office:value-type="float" office:value="0.124612910543691">
                <text:p>0.12461291054369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89">
                <text:p>0.389</text:p>
              </table:table-cell>
              <table:table-cell office:value-type="float" office:value="0.125289081424399">
                <text:p>0.12528908142439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9">
                <text:p>0.39</text:p>
              </table:table-cell>
              <table:table-cell office:value-type="float" office:value="0.125967387740902">
                <text:p>0.12596738774090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91">
                <text:p>0.391</text:p>
              </table:table-cell>
              <table:table-cell office:value-type="float" office:value="0.126647831415719">
                <text:p>0.12664783141571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92">
                <text:p>0.392</text:p>
              </table:table-cell>
              <table:table-cell office:value-type="float" office:value="0.127330414368778">
                <text:p>0.12733041436877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93">
                <text:p>0.393</text:p>
              </table:table-cell>
              <table:table-cell office:value-type="float" office:value="0.128015138517426">
                <text:p>0.12801513851742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94">
                <text:p>0.394</text:p>
              </table:table-cell>
              <table:table-cell office:value-type="float" office:value="0.128702005776438">
                <text:p>0.12870200577643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95">
                <text:p>0.395</text:p>
              </table:table-cell>
              <table:table-cell office:value-type="float" office:value="0.129391018058027">
                <text:p>0.12939101805802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96">
                <text:p>0.396</text:p>
              </table:table-cell>
              <table:table-cell office:value-type="float" office:value="0.130082177271852">
                <text:p>0.13008217727185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97">
                <text:p>0.397</text:p>
              </table:table-cell>
              <table:table-cell office:value-type="float" office:value="0.130775485325027">
                <text:p>0.13077548532502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98">
                <text:p>0.398</text:p>
              </table:table-cell>
              <table:table-cell office:value-type="float" office:value="0.131470944122131">
                <text:p>0.13147094412213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99">
                <text:p>0.399</text:p>
              </table:table-cell>
              <table:table-cell office:value-type="float" office:value="0.132168555565217">
                <text:p>0.13216855556521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">
                <text:p>0.4</text:p>
              </table:table-cell>
              <table:table-cell office:value-type="float" office:value="0.132868321553818">
                <text:p>0.13286832155381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401">
                <text:p>0.401</text:p>
              </table:table-cell>
              <table:table-cell office:value-type="float" office:value="0.133570243984962">
                <text:p>0.13357024398496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402">
                <text:p>0.402</text:p>
              </table:table-cell>
              <table:table-cell office:value-type="float" office:value="0.134274324753174">
                <text:p>0.13427432475317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403">
                <text:p>0.403</text:p>
              </table:table-cell>
              <table:table-cell office:value-type="float" office:value="0.134980565750489">
                <text:p>0.13498056575048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04">
                <text:p>0.404</text:p>
              </table:table-cell>
              <table:table-cell office:value-type="float" office:value="0.13568896886646">
                <text:p>0.1356889688664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05">
                <text:p>0.405</text:p>
              </table:table-cell>
              <table:table-cell office:value-type="float" office:value="0.136399535988165">
                <text:p>0.13639953598816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06">
                <text:p>0.406</text:p>
              </table:table-cell>
              <table:table-cell office:value-type="float" office:value="0.137112269000218">
                <text:p>0.13711226900021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407">
                <text:p>0.407</text:p>
              </table:table-cell>
              <table:table-cell office:value-type="float" office:value="0.137827169784775">
                <text:p>0.13782716978477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408">
                <text:p>0.408</text:p>
              </table:table-cell>
              <table:table-cell office:value-type="float" office:value="0.138544240221547">
                <text:p>0.13854424022154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09">
                <text:p>0.409</text:p>
              </table:table-cell>
              <table:table-cell office:value-type="float" office:value="0.139263482187801">
                <text:p>0.13926348218780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41">
                <text:p>0.41</text:p>
              </table:table-cell>
              <table:table-cell office:value-type="float" office:value="0.139984897558376">
                <text:p>0.13998489755837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11">
                <text:p>0.411</text:p>
              </table:table-cell>
              <table:table-cell office:value-type="float" office:value="0.140708488205687">
                <text:p>0.14070848820568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12">
                <text:p>0.412</text:p>
              </table:table-cell>
              <table:table-cell office:value-type="float" office:value="0.141434255999736">
                <text:p>0.14143425599973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13">
                <text:p>0.413</text:p>
              </table:table-cell>
              <table:table-cell office:value-type="float" office:value="0.142162202808116">
                <text:p>0.14216220280811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414">
                <text:p>0.414</text:p>
              </table:table-cell>
              <table:table-cell office:value-type="float" office:value="0.142892330496024">
                <text:p>0.14289233049602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415">
                <text:p>0.415</text:p>
              </table:table-cell>
              <table:table-cell office:value-type="float" office:value="0.143624640926268">
                <text:p>0.14362464092626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16">
                <text:p>0.416</text:p>
              </table:table-cell>
              <table:table-cell office:value-type="float" office:value="0.144359135959272">
                <text:p>0.14435913595927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17">
                <text:p>0.417</text:p>
              </table:table-cell>
              <table:table-cell office:value-type="float" office:value="0.145095817453089">
                <text:p>0.14509581745308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418">
                <text:p>0.418</text:p>
              </table:table-cell>
              <table:table-cell office:value-type="float" office:value="0.145834687263404">
                <text:p>0.14583468726340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419">
                <text:p>0.419</text:p>
              </table:table-cell>
              <table:table-cell office:value-type="float" office:value="0.146575747243548">
                <text:p>0.14657574724354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42">
                <text:p>0.42</text:p>
              </table:table-cell>
              <table:table-cell office:value-type="float" office:value="0.147318999244498">
                <text:p>0.14731899924449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21">
                <text:p>0.421</text:p>
              </table:table-cell>
              <table:table-cell office:value-type="float" office:value="0.148064445114894">
                <text:p>0.14806444511489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22">
                <text:p>0.422</text:p>
              </table:table-cell>
              <table:table-cell office:value-type="float" office:value="0.14881208670104">
                <text:p>0.1488120867010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23">
                <text:p>0.423</text:p>
              </table:table-cell>
              <table:table-cell office:value-type="float" office:value="0.149561925846913">
                <text:p>0.14956192584691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424">
                <text:p>0.424</text:p>
              </table:table-cell>
              <table:table-cell office:value-type="float" office:value="0.150313964394175">
                <text:p>0.15031396439417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25">
                <text:p>0.425</text:p>
              </table:table-cell>
              <table:table-cell office:value-type="float" office:value="0.151068204182176">
                <text:p>0.15106820418217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26">
                <text:p>0.426</text:p>
              </table:table-cell>
              <table:table-cell office:value-type="float" office:value="0.151824647047963">
                <text:p>0.15182464704796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27">
                <text:p>0.427</text:p>
              </table:table-cell>
              <table:table-cell office:value-type="float" office:value="0.15258329482629">
                <text:p>0.1525832948262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28">
                <text:p>0.428</text:p>
              </table:table-cell>
              <table:table-cell office:value-type="float" office:value="0.153344149349621">
                <text:p>0.15334414934962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29">
                <text:p>0.429</text:p>
              </table:table-cell>
              <table:table-cell office:value-type="float" office:value="0.154107212448142">
                <text:p>0.15410721244814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3">
                <text:p>0.43</text:p>
              </table:table-cell>
              <table:table-cell office:value-type="float" office:value="0.154872485949769">
                <text:p>0.15487248594976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31">
                <text:p>0.431</text:p>
              </table:table-cell>
              <table:table-cell office:value-type="float" office:value="0.155639971680148">
                <text:p>0.15563997168014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32">
                <text:p>0.432</text:p>
              </table:table-cell>
              <table:table-cell office:value-type="float" office:value="0.156409671462673">
                <text:p>0.15640967146267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33">
                <text:p>0.433</text:p>
              </table:table-cell>
              <table:table-cell office:value-type="float" office:value="0.157181587118486">
                <text:p>0.15718158711848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34">
                <text:p>0.434</text:p>
              </table:table-cell>
              <table:table-cell office:value-type="float" office:value="0.157955720466487">
                <text:p>0.15795572046648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435">
                <text:p>0.435</text:p>
              </table:table-cell>
              <table:table-cell office:value-type="float" office:value="0.158732073323341">
                <text:p>0.15873207332334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436">
                <text:p>0.436</text:p>
              </table:table-cell>
              <table:table-cell office:value-type="float" office:value="0.159510647503484">
                <text:p>0.15951064750348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37">
                <text:p>0.437</text:p>
              </table:table-cell>
              <table:table-cell office:value-type="float" office:value="0.160291444819135">
                <text:p>0.16029144481913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438">
                <text:p>0.438</text:p>
              </table:table-cell>
              <table:table-cell office:value-type="float" office:value="0.161074467080296">
                <text:p>0.16107446708029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39">
                <text:p>0.439</text:p>
              </table:table-cell>
              <table:table-cell office:value-type="float" office:value="0.161859716094765">
                <text:p>0.16185971609476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4">
                <text:p>0.44</text:p>
              </table:table-cell>
              <table:table-cell office:value-type="float" office:value="0.162647193668142">
                <text:p>0.16264719366814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41">
                <text:p>0.441</text:p>
              </table:table-cell>
              <table:table-cell office:value-type="float" office:value="0.163436901603834">
                <text:p>0.16343690160383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42">
                <text:p>0.442</text:p>
              </table:table-cell>
              <table:table-cell office:value-type="float" office:value="0.164228841703062">
                <text:p>0.16422884170306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43">
                <text:p>0.443</text:p>
              </table:table-cell>
              <table:table-cell office:value-type="float" office:value="0.165023015764873">
                <text:p>0.16502301576487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44">
                <text:p>0.444</text:p>
              </table:table-cell>
              <table:table-cell office:value-type="float" office:value="0.16581942558614">
                <text:p>0.1658194255861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45">
                <text:p>0.445</text:p>
              </table:table-cell>
              <table:table-cell office:value-type="float" office:value="0.166618072961575">
                <text:p>0.16661807296157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46">
                <text:p>0.446</text:p>
              </table:table-cell>
              <table:table-cell office:value-type="float" office:value="0.16741895968373">
                <text:p>0.1674189596837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47">
                <text:p>0.447</text:p>
              </table:table-cell>
              <table:table-cell office:value-type="float" office:value="0.168222087543012">
                <text:p>0.1682220875430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48">
                <text:p>0.448</text:p>
              </table:table-cell>
              <table:table-cell office:value-type="float" office:value="0.169027458327681">
                <text:p>0.16902745832768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449">
                <text:p>0.449</text:p>
              </table:table-cell>
              <table:table-cell office:value-type="float" office:value="0.169835073823863">
                <text:p>0.16983507382386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5">
                <text:p>0.45</text:p>
              </table:table-cell>
              <table:table-cell office:value-type="float" office:value="0.170644935815553">
                <text:p>0.17064493581555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51">
                <text:p>0.451</text:p>
              </table:table-cell>
              <table:table-cell office:value-type="float" office:value="0.171457046084625">
                <text:p>0.1714570460846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452">
                <text:p>0.452</text:p>
              </table:table-cell>
              <table:table-cell office:value-type="float" office:value="0.172271406410837">
                <text:p>0.17227140641083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53">
                <text:p>0.453</text:p>
              </table:table-cell>
              <table:table-cell office:value-type="float" office:value="0.173088018571838">
                <text:p>0.17308801857183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54">
                <text:p>0.454</text:p>
              </table:table-cell>
              <table:table-cell office:value-type="float" office:value="0.173906884343173">
                <text:p>0.17390688434317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455">
                <text:p>0.455</text:p>
              </table:table-cell>
              <table:table-cell office:value-type="float" office:value="0.174728005498292">
                <text:p>0.17472800549829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56">
                <text:p>0.456</text:p>
              </table:table-cell>
              <table:table-cell office:value-type="float" office:value="0.175551383808557">
                <text:p>0.17555138380855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57">
                <text:p>0.457</text:p>
              </table:table-cell>
              <table:table-cell office:value-type="float" office:value="0.176377021043245">
                <text:p>0.17637702104324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58">
                <text:p>0.458</text:p>
              </table:table-cell>
              <table:table-cell office:value-type="float" office:value="0.177204918969559">
                <text:p>0.17720491896955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59">
                <text:p>0.459</text:p>
              </table:table-cell>
              <table:table-cell office:value-type="float" office:value="0.178035079352631">
                <text:p>0.17803507935263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6">
                <text:p>0.46</text:p>
              </table:table-cell>
              <table:table-cell office:value-type="float" office:value="0.178867503955529">
                <text:p>0.17886750395552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61">
                <text:p>0.461</text:p>
              </table:table-cell>
              <table:table-cell office:value-type="float" office:value="0.179702194539266">
                <text:p>0.17970219453926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62">
                <text:p>0.462</text:p>
              </table:table-cell>
              <table:table-cell office:value-type="float" office:value="0.180539152862804">
                <text:p>0.18053915286280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63">
                <text:p>0.463</text:p>
              </table:table-cell>
              <table:table-cell office:value-type="float" office:value="0.18137838068306">
                <text:p>0.1813783806830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64">
                <text:p>0.464</text:p>
              </table:table-cell>
              <table:table-cell office:value-type="float" office:value="0.182219879754913">
                <text:p>0.18221987975491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65">
                <text:p>0.465</text:p>
              </table:table-cell>
              <table:table-cell office:value-type="float" office:value="0.183063651831212">
                <text:p>0.18306365183121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66">
                <text:p>0.466</text:p>
              </table:table-cell>
              <table:table-cell office:value-type="float" office:value="0.183909698662779">
                <text:p>0.18390969866277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467">
                <text:p>0.467</text:p>
              </table:table-cell>
              <table:table-cell office:value-type="float" office:value="0.18475802199842">
                <text:p>0.1847580219984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68">
                <text:p>0.468</text:p>
              </table:table-cell>
              <table:table-cell office:value-type="float" office:value="0.185608623584924">
                <text:p>0.18560862358492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69">
                <text:p>0.469</text:p>
              </table:table-cell>
              <table:table-cell office:value-type="float" office:value="0.186461505167076">
                <text:p>0.18646150516707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47">
                <text:p>0.47</text:p>
              </table:table-cell>
              <table:table-cell office:value-type="float" office:value="0.18731666848766">
                <text:p>0.1873166684876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71">
                <text:p>0.471</text:p>
              </table:table-cell>
              <table:table-cell office:value-type="float" office:value="0.188174115287466">
                <text:p>0.18817411528746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472">
                <text:p>0.472</text:p>
              </table:table-cell>
              <table:table-cell office:value-type="float" office:value="0.189033847305294">
                <text:p>0.18903384730529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73">
                <text:p>0.473</text:p>
              </table:table-cell>
              <table:table-cell office:value-type="float" office:value="0.189895866277964">
                <text:p>0.18989586627796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74">
                <text:p>0.474</text:p>
              </table:table-cell>
              <table:table-cell office:value-type="float" office:value="0.190760173940319">
                <text:p>0.19076017394031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475">
                <text:p>0.475</text:p>
              </table:table-cell>
              <table:table-cell office:value-type="float" office:value="0.19162677202523">
                <text:p>0.1916267720252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476">
                <text:p>0.476</text:p>
              </table:table-cell>
              <table:table-cell office:value-type="float" office:value="0.192495662263605">
                <text:p>0.19249566226360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77">
                <text:p>0.477</text:p>
              </table:table-cell>
              <table:table-cell office:value-type="float" office:value="0.193366846384394">
                <text:p>0.19336684638439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478">
                <text:p>0.478</text:p>
              </table:table-cell>
              <table:table-cell office:value-type="float" office:value="0.194240326114594">
                <text:p>0.19424032611459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79">
                <text:p>0.479</text:p>
              </table:table-cell>
              <table:table-cell office:value-type="float" office:value="0.195116103179256">
                <text:p>0.19511610317925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8">
                <text:p>0.48</text:p>
              </table:table-cell>
              <table:table-cell office:value-type="float" office:value="0.195994179301488">
                <text:p>0.19599417930148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481">
                <text:p>0.481</text:p>
              </table:table-cell>
              <table:table-cell office:value-type="float" office:value="0.196874556202467">
                <text:p>0.19687455620246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482">
                <text:p>0.482</text:p>
              </table:table-cell>
              <table:table-cell office:value-type="float" office:value="0.197757235601436">
                <text:p>0.19775723560143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83">
                <text:p>0.483</text:p>
              </table:table-cell>
              <table:table-cell office:value-type="float" office:value="0.198642219215717">
                <text:p>0.19864221921571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484">
                <text:p>0.484</text:p>
              </table:table-cell>
              <table:table-cell office:value-type="float" office:value="0.199529508760716">
                <text:p>0.1995295087607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85">
                <text:p>0.485</text:p>
              </table:table-cell>
              <table:table-cell office:value-type="float" office:value="0.200419105949924">
                <text:p>0.20041910594992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486">
                <text:p>0.486</text:p>
              </table:table-cell>
              <table:table-cell office:value-type="float" office:value="0.201311012494927">
                <text:p>0.20131101249492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87">
                <text:p>0.487</text:p>
              </table:table-cell>
              <table:table-cell office:value-type="float" office:value="0.20220523010541">
                <text:p>0.2022052301054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488">
                <text:p>0.488</text:p>
              </table:table-cell>
              <table:table-cell office:value-type="float" office:value="0.203101760489163">
                <text:p>0.20310176048916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489">
                <text:p>0.489</text:p>
              </table:table-cell>
              <table:table-cell office:value-type="float" office:value="0.204000605352086">
                <text:p>0.20400060535208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49">
                <text:p>0.49</text:p>
              </table:table-cell>
              <table:table-cell office:value-type="float" office:value="0.204901766398197">
                <text:p>0.20490176639819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491">
                <text:p>0.491</text:p>
              </table:table-cell>
              <table:table-cell office:value-type="float" office:value="0.205805245329633">
                <text:p>0.20580524532963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492">
                <text:p>0.492</text:p>
              </table:table-cell>
              <table:table-cell office:value-type="float" office:value="0.206711043846659">
                <text:p>0.20671104384665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93">
                <text:p>0.493</text:p>
              </table:table-cell>
              <table:table-cell office:value-type="float" office:value="0.207619163647674">
                <text:p>0.20761916364767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94">
                <text:p>0.494</text:p>
              </table:table-cell>
              <table:table-cell office:value-type="float" office:value="0.208529606429213">
                <text:p>0.20852960642921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495">
                <text:p>0.495</text:p>
              </table:table-cell>
              <table:table-cell office:value-type="float" office:value="0.209442373885956">
                <text:p>0.20944237388595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496">
                <text:p>0.496</text:p>
              </table:table-cell>
              <table:table-cell office:value-type="float" office:value="0.210357467710731">
                <text:p>0.21035746771073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497">
                <text:p>0.497</text:p>
              </table:table-cell>
              <table:table-cell office:value-type="float" office:value="0.211274889594521">
                <text:p>0.21127488959452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98">
                <text:p>0.498</text:p>
              </table:table-cell>
              <table:table-cell office:value-type="float" office:value="0.212194641226468">
                <text:p>0.21219464122646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99">
                <text:p>0.499</text:p>
              </table:table-cell>
              <table:table-cell office:value-type="float" office:value="0.21311672429388">
                <text:p>0.2131167242938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5">
                <text:p>0.5</text:p>
              </table:table-cell>
              <table:table-cell office:value-type="float" office:value="0.214041140482233">
                <text:p>0.21404114048223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501">
                <text:p>0.501</text:p>
              </table:table-cell>
              <table:table-cell office:value-type="float" office:value="0.214967891475181">
                <text:p>0.21496789147518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502">
                <text:p>0.502</text:p>
              </table:table-cell>
              <table:table-cell office:value-type="float" office:value="0.215896978954557">
                <text:p>0.21589697895455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503">
                <text:p>0.503</text:p>
              </table:table-cell>
              <table:table-cell office:value-type="float" office:value="0.216828404600383">
                <text:p>0.21682840460038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504">
                <text:p>0.504</text:p>
              </table:table-cell>
              <table:table-cell office:value-type="float" office:value="0.217762170090868">
                <text:p>0.21776217009086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505">
                <text:p>0.505</text:p>
              </table:table-cell>
              <table:table-cell office:value-type="float" office:value="0.21869827710242">
                <text:p>0.2186982771024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506">
                <text:p>0.506</text:p>
              </table:table-cell>
              <table:table-cell office:value-type="float" office:value="0.219636727309649">
                <text:p>0.21963672730964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507">
                <text:p>0.507</text:p>
              </table:table-cell>
              <table:table-cell office:value-type="float" office:value="0.220577522385371">
                <text:p>0.22057752238537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508">
                <text:p>0.508</text:p>
              </table:table-cell>
              <table:table-cell office:value-type="float" office:value="0.221520664000614">
                <text:p>0.22152066400061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509">
                <text:p>0.509</text:p>
              </table:table-cell>
              <table:table-cell office:value-type="float" office:value="0.222466153824621">
                <text:p>0.22246615382462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51">
                <text:p>0.51</text:p>
              </table:table-cell>
              <table:table-cell office:value-type="float" office:value="0.22341399352486">
                <text:p>0.2234139935248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511">
                <text:p>0.511</text:p>
              </table:table-cell>
              <table:table-cell office:value-type="float" office:value="0.224364184767025">
                <text:p>0.2243641847670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512">
                <text:p>0.512</text:p>
              </table:table-cell>
              <table:table-cell office:value-type="float" office:value="0.225316729215041">
                <text:p>0.22531672921504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513">
                <text:p>0.513</text:p>
              </table:table-cell>
              <table:table-cell office:value-type="float" office:value="0.226271628531072">
                <text:p>0.22627162853107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514">
                <text:p>0.514</text:p>
              </table:table-cell>
              <table:table-cell office:value-type="float" office:value="0.227228884375522">
                <text:p>0.22722888437552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515">
                <text:p>0.515</text:p>
              </table:table-cell>
              <table:table-cell office:value-type="float" office:value="0.228188498407043">
                <text:p>0.22818849840704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516">
                <text:p>0.516</text:p>
              </table:table-cell>
              <table:table-cell office:value-type="float" office:value="0.229150472282539">
                <text:p>0.22915047228253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517">
                <text:p>0.517</text:p>
              </table:table-cell>
              <table:table-cell office:value-type="float" office:value="0.230114807657171">
                <text:p>0.23011480765717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518">
                <text:p>0.518</text:p>
              </table:table-cell>
              <table:table-cell office:value-type="float" office:value="0.23108150618436">
                <text:p>0.2310815061843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519">
                <text:p>0.519</text:p>
              </table:table-cell>
              <table:table-cell office:value-type="float" office:value="0.232050569515796">
                <text:p>0.23205056951579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52">
                <text:p>0.52</text:p>
              </table:table-cell>
              <table:table-cell office:value-type="float" office:value="0.233021999301438">
                <text:p>0.23302199930143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521">
                <text:p>0.521</text:p>
              </table:table-cell>
              <table:table-cell office:value-type="float" office:value="0.233995797189524">
                <text:p>0.23399579718952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522">
                <text:p>0.522</text:p>
              </table:table-cell>
              <table:table-cell office:value-type="float" office:value="0.234971964826571">
                <text:p>0.23497196482657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523">
                <text:p>0.523</text:p>
              </table:table-cell>
              <table:table-cell office:value-type="float" office:value="0.235950503857381">
                <text:p>0.23595050385738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24">
                <text:p>0.524</text:p>
              </table:table-cell>
              <table:table-cell office:value-type="float" office:value="0.236931415925049">
                <text:p>0.23693141592504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525">
                <text:p>0.525</text:p>
              </table:table-cell>
              <table:table-cell office:value-type="float" office:value="0.237914702670963">
                <text:p>0.23791470267096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526">
                <text:p>0.526</text:p>
              </table:table-cell>
              <table:table-cell office:value-type="float" office:value="0.238900365734813">
                <text:p>0.23890036573481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527">
                <text:p>0.527</text:p>
              </table:table-cell>
              <table:table-cell office:value-type="float" office:value="0.239888406754592">
                <text:p>0.23988840675459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28">
                <text:p>0.528</text:p>
              </table:table-cell>
              <table:table-cell office:value-type="float" office:value="0.240878827366602">
                <text:p>0.24087882736660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529">
                <text:p>0.529</text:p>
              </table:table-cell>
              <table:table-cell office:value-type="float" office:value="0.241871629205461">
                <text:p>0.24187162920546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53">
                <text:p>0.53</text:p>
              </table:table-cell>
              <table:table-cell office:value-type="float" office:value="0.242866813904103">
                <text:p>0.24286681390410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531">
                <text:p>0.531</text:p>
              </table:table-cell>
              <table:table-cell office:value-type="float" office:value="0.243864383093789">
                <text:p>0.24386438309378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532">
                <text:p>0.532</text:p>
              </table:table-cell>
              <table:table-cell office:value-type="float" office:value="0.244864338404103">
                <text:p>0.24486433840410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533">
                <text:p>0.533</text:p>
              </table:table-cell>
              <table:table-cell office:value-type="float" office:value="0.245866681462965">
                <text:p>0.24586668146296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534">
                <text:p>0.534</text:p>
              </table:table-cell>
              <table:table-cell office:value-type="float" office:value="0.246871413896629">
                <text:p>0.24687141389662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535">
                <text:p>0.535</text:p>
              </table:table-cell>
              <table:table-cell office:value-type="float" office:value="0.247878537329694">
                <text:p>0.24787853732969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536">
                <text:p>0.536</text:p>
              </table:table-cell>
              <table:table-cell office:value-type="float" office:value="0.248888053385102">
                <text:p>0.24888805338510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537">
                <text:p>0.537</text:p>
              </table:table-cell>
              <table:table-cell office:value-type="float" office:value="0.249899963684146">
                <text:p>0.24989996368414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538">
                <text:p>0.538</text:p>
              </table:table-cell>
              <table:table-cell office:value-type="float" office:value="0.250914269846474">
                <text:p>0.25091426984647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539">
                <text:p>0.539</text:p>
              </table:table-cell>
              <table:table-cell office:value-type="float" office:value="0.251930973490094">
                <text:p>0.25193097349009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54">
                <text:p>0.54</text:p>
              </table:table-cell>
              <table:table-cell office:value-type="float" office:value="0.252950076231377">
                <text:p>0.25295007623137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541">
                <text:p>0.541</text:p>
              </table:table-cell>
              <table:table-cell office:value-type="float" office:value="0.253971579685062">
                <text:p>0.25397157968506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542">
                <text:p>0.542</text:p>
              </table:table-cell>
              <table:table-cell office:value-type="float" office:value="0.25499548546426">
                <text:p>0.2549954854642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543">
                <text:p>0.543</text:p>
              </table:table-cell>
              <table:table-cell office:value-type="float" office:value="0.256021795180461">
                <text:p>0.25602179518046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544">
                <text:p>0.544</text:p>
              </table:table-cell>
              <table:table-cell office:value-type="float" office:value="0.257050510443534">
                <text:p>0.25705051044353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545">
                <text:p>0.545</text:p>
              </table:table-cell>
              <table:table-cell office:value-type="float" office:value="0.258081632861735">
                <text:p>0.25808163286173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546">
                <text:p>0.546</text:p>
              </table:table-cell>
              <table:table-cell office:value-type="float" office:value="0.259115164041709">
                <text:p>0.25911516404170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547">
                <text:p>0.547</text:p>
              </table:table-cell>
              <table:table-cell office:value-type="float" office:value="0.260151105588495">
                <text:p>0.26015110558849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548">
                <text:p>0.548</text:p>
              </table:table-cell>
              <table:table-cell office:value-type="float" office:value="0.261189459105531">
                <text:p>0.26118945910553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549">
                <text:p>0.549</text:p>
              </table:table-cell>
              <table:table-cell office:value-type="float" office:value="0.262230226194658">
                <text:p>0.26223022619465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55">
                <text:p>0.55</text:p>
              </table:table-cell>
              <table:table-cell office:value-type="float" office:value="0.263273408456123">
                <text:p>0.26327340845612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551">
                <text:p>0.551</text:p>
              </table:table-cell>
              <table:table-cell office:value-type="float" office:value="0.264319007488584">
                <text:p>0.26431900748858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552">
                <text:p>0.552</text:p>
              </table:table-cell>
              <table:table-cell office:value-type="float" office:value="0.265367024889116">
                <text:p>0.26536702488911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553">
                <text:p>0.553</text:p>
              </table:table-cell>
              <table:table-cell office:value-type="float" office:value="0.266417462253213">
                <text:p>0.26641746225321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554">
                <text:p>0.554</text:p>
              </table:table-cell>
              <table:table-cell office:value-type="float" office:value="0.26747032117479">
                <text:p>0.2674703211747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555">
                <text:p>0.555</text:p>
              </table:table-cell>
              <table:table-cell office:value-type="float" office:value="0.268525603246194">
                <text:p>0.26852560324619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556">
                <text:p>0.556</text:p>
              </table:table-cell>
              <table:table-cell office:value-type="float" office:value="0.269583310058201">
                <text:p>0.26958331005820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557">
                <text:p>0.557</text:p>
              </table:table-cell>
              <table:table-cell office:value-type="float" office:value="0.270643443200024">
                <text:p>0.27064344320002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558">
                <text:p>0.558</text:p>
              </table:table-cell>
              <table:table-cell office:value-type="float" office:value="0.271706004259316">
                <text:p>0.27170600425931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559">
                <text:p>0.559</text:p>
              </table:table-cell>
              <table:table-cell office:value-type="float" office:value="0.272770994822175">
                <text:p>0.27277099482217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56">
                <text:p>0.56</text:p>
              </table:table-cell>
              <table:table-cell office:value-type="float" office:value="0.273838416473146">
                <text:p>0.27383841647314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561">
                <text:p>0.561</text:p>
              </table:table-cell>
              <table:table-cell office:value-type="float" office:value="0.274908270795228">
                <text:p>0.27490827079522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562">
                <text:p>0.562</text:p>
              </table:table-cell>
              <table:table-cell office:value-type="float" office:value="0.275980559369874">
                <text:p>0.27598055936987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563">
                <text:p>0.563</text:p>
              </table:table-cell>
              <table:table-cell office:value-type="float" office:value="0.277055283776999">
                <text:p>0.27705528377699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564">
                <text:p>0.564</text:p>
              </table:table-cell>
              <table:table-cell office:value-type="float" office:value="0.278132445594983">
                <text:p>0.27813244559498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565">
                <text:p>0.565</text:p>
              </table:table-cell>
              <table:table-cell office:value-type="float" office:value="0.279212046400674">
                <text:p>0.27921204640067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566">
                <text:p>0.566</text:p>
              </table:table-cell>
              <table:table-cell office:value-type="float" office:value="0.280294087769389">
                <text:p>0.28029408776938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567">
                <text:p>0.567</text:p>
              </table:table-cell>
              <table:table-cell office:value-type="float" office:value="0.281378571274927">
                <text:p>0.28137857127492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568">
                <text:p>0.568</text:p>
              </table:table-cell>
              <table:table-cell office:value-type="float" office:value="0.282465498489562">
                <text:p>0.28246549848956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569">
                <text:p>0.569</text:p>
              </table:table-cell>
              <table:table-cell office:value-type="float" office:value="0.283554870984056">
                <text:p>0.28355487098405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57">
                <text:p>0.57</text:p>
              </table:table-cell>
              <table:table-cell office:value-type="float" office:value="0.284646690327656">
                <text:p>0.28464669032765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571">
                <text:p>0.571</text:p>
              </table:table-cell>
              <table:table-cell office:value-type="float" office:value="0.285740958088101">
                <text:p>0.28574095808810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572">
                <text:p>0.572</text:p>
              </table:table-cell>
              <table:table-cell office:value-type="float" office:value="0.286837675831629">
                <text:p>0.28683767583162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573">
                <text:p>0.573</text:p>
              </table:table-cell>
              <table:table-cell office:value-type="float" office:value="0.287936845122974">
                <text:p>0.28793684512297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574">
                <text:p>0.574</text:p>
              </table:table-cell>
              <table:table-cell office:value-type="float" office:value="0.289038467525374">
                <text:p>0.28903846752537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575">
                <text:p>0.575</text:p>
              </table:table-cell>
              <table:table-cell office:value-type="float" office:value="0.290142544600576">
                <text:p>0.29014254460057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576">
                <text:p>0.576</text:p>
              </table:table-cell>
              <table:table-cell office:value-type="float" office:value="0.291249077908835">
                <text:p>0.29124907790883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577">
                <text:p>0.577</text:p>
              </table:table-cell>
              <table:table-cell office:value-type="float" office:value="0.292358069008924">
                <text:p>0.29235806900892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578">
                <text:p>0.578</text:p>
              </table:table-cell>
              <table:table-cell office:value-type="float" office:value="0.293469519458133">
                <text:p>0.29346951945813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579">
                <text:p>0.579</text:p>
              </table:table-cell>
              <table:table-cell office:value-type="float" office:value="0.294583430812273">
                <text:p>0.29458343081227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58">
                <text:p>0.58</text:p>
              </table:table-cell>
              <table:table-cell office:value-type="float" office:value="0.295699804625683">
                <text:p>0.29569980462568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581">
                <text:p>0.581</text:p>
              </table:table-cell>
              <table:table-cell office:value-type="float" office:value="0.296818642451231">
                <text:p>0.29681864245123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582">
                <text:p>0.582</text:p>
              </table:table-cell>
              <table:table-cell office:value-type="float" office:value="0.297939945840318">
                <text:p>0.29793994584031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583">
                <text:p>0.583</text:p>
              </table:table-cell>
              <table:table-cell office:value-type="float" office:value="0.299063716342882">
                <text:p>0.29906371634288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584">
                <text:p>0.584</text:p>
              </table:table-cell>
              <table:table-cell office:value-type="float" office:value="0.300189955507404">
                <text:p>0.30018995550740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585">
                <text:p>0.585</text:p>
              </table:table-cell>
              <table:table-cell office:value-type="float" office:value="0.301318664880906">
                <text:p>0.30131866488090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586">
                <text:p>0.586</text:p>
              </table:table-cell>
              <table:table-cell office:value-type="float" office:value="0.30244984600896">
                <text:p>0.3024498460089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587">
                <text:p>0.587</text:p>
              </table:table-cell>
              <table:table-cell office:value-type="float" office:value="0.303583500435689">
                <text:p>0.30358350043568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588">
                <text:p>0.588</text:p>
              </table:table-cell>
              <table:table-cell office:value-type="float" office:value="0.304719629703773">
                <text:p>0.30471962970377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589">
                <text:p>0.589</text:p>
              </table:table-cell>
              <table:table-cell office:value-type="float" office:value="0.305858235354449">
                <text:p>0.30585823535444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59">
                <text:p>0.59</text:p>
              </table:table-cell>
              <table:table-cell office:value-type="float" office:value="0.306999318927517">
                <text:p>0.30699931892751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591">
                <text:p>0.591</text:p>
              </table:table-cell>
              <table:table-cell office:value-type="float" office:value="0.308142881961343">
                <text:p>0.30814288196134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592">
                <text:p>0.592</text:p>
              </table:table-cell>
              <table:table-cell office:value-type="float" office:value="0.309288925992864">
                <text:p>0.30928892599286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593">
                <text:p>0.593</text:p>
              </table:table-cell>
              <table:table-cell office:value-type="float" office:value="0.310437452557588">
                <text:p>0.31043745255758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594">
                <text:p>0.594</text:p>
              </table:table-cell>
              <table:table-cell office:value-type="float" office:value="0.311588463189601">
                <text:p>0.31158846318960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595">
                <text:p>0.595</text:p>
              </table:table-cell>
              <table:table-cell office:value-type="float" office:value="0.312741959421568">
                <text:p>0.31274195942156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596">
                <text:p>0.596</text:p>
              </table:table-cell>
              <table:table-cell office:value-type="float" office:value="0.313897942784741">
                <text:p>0.31389794278474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597">
                <text:p>0.597</text:p>
              </table:table-cell>
              <table:table-cell office:value-type="float" office:value="0.315056414808954">
                <text:p>0.31505641480895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598">
                <text:p>0.598</text:p>
              </table:table-cell>
              <table:table-cell office:value-type="float" office:value="0.316217377022637">
                <text:p>0.31621737702263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599">
                <text:p>0.599</text:p>
              </table:table-cell>
              <table:table-cell office:value-type="float" office:value="0.31738083095281">
                <text:p>0.3173808309528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6">
                <text:p>0.6</text:p>
              </table:table-cell>
              <table:table-cell office:value-type="float" office:value="0.318546778125092">
                <text:p>0.31854677812509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601">
                <text:p>0.601</text:p>
              </table:table-cell>
              <table:table-cell office:value-type="float" office:value="0.319715220063705">
                <text:p>0.31971522006370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602">
                <text:p>0.602</text:p>
              </table:table-cell>
              <table:table-cell office:value-type="float" office:value="0.320886158291471">
                <text:p>0.32088615829147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603">
                <text:p>0.603</text:p>
              </table:table-cell>
              <table:table-cell office:value-type="float" office:value="0.322059594329824">
                <text:p>0.32205959432982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604">
                <text:p>0.604</text:p>
              </table:table-cell>
              <table:table-cell office:value-type="float" office:value="0.323235529698807">
                <text:p>0.32323552969880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605">
                <text:p>0.605</text:p>
              </table:table-cell>
              <table:table-cell office:value-type="float" office:value="0.324413965917079">
                <text:p>0.32441396591707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606">
                <text:p>0.606</text:p>
              </table:table-cell>
              <table:table-cell office:value-type="float" office:value="0.325594904501915">
                <text:p>0.32559490450191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607">
                <text:p>0.607</text:p>
              </table:table-cell>
              <table:table-cell office:value-type="float" office:value="0.326778346969212">
                <text:p>0.32677834696921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608">
                <text:p>0.608</text:p>
              </table:table-cell>
              <table:table-cell office:value-type="float" office:value="0.327964294833494">
                <text:p>0.32796429483349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609">
                <text:p>0.609</text:p>
              </table:table-cell>
              <table:table-cell office:value-type="float" office:value="0.329152749607908">
                <text:p>0.32915274960790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61">
                <text:p>0.61</text:p>
              </table:table-cell>
              <table:table-cell office:value-type="float" office:value="0.330343712804238">
                <text:p>0.33034371280423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611">
                <text:p>0.611</text:p>
              </table:table-cell>
              <table:table-cell office:value-type="float" office:value="0.331537185932898">
                <text:p>0.33153718593289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612">
                <text:p>0.612</text:p>
              </table:table-cell>
              <table:table-cell office:value-type="float" office:value="0.332733170502942">
                <text:p>0.33273317050294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613">
                <text:p>0.613</text:p>
              </table:table-cell>
              <table:table-cell office:value-type="float" office:value="0.333931668022064">
                <text:p>0.33393166802206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614">
                <text:p>0.614</text:p>
              </table:table-cell>
              <table:table-cell office:value-type="float" office:value="0.335132679996604">
                <text:p>0.33513267999660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615">
                <text:p>0.615</text:p>
              </table:table-cell>
              <table:table-cell office:value-type="float" office:value="0.336336207931549">
                <text:p>0.33633620793154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616">
                <text:p>0.616</text:p>
              </table:table-cell>
              <table:table-cell office:value-type="float" office:value="0.337542253330535">
                <text:p>0.33754225333053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617">
                <text:p>0.617</text:p>
              </table:table-cell>
              <table:table-cell office:value-type="float" office:value="0.338750817695854">
                <text:p>0.33875081769585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618">
                <text:p>0.618</text:p>
              </table:table-cell>
              <table:table-cell office:value-type="float" office:value="0.339961902528455">
                <text:p>0.33996190252845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619">
                <text:p>0.619</text:p>
              </table:table-cell>
              <table:table-cell office:value-type="float" office:value="0.341175509327948">
                <text:p>0.34117550932794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62">
                <text:p>0.62</text:p>
              </table:table-cell>
              <table:table-cell office:value-type="float" office:value="0.342391639592604">
                <text:p>0.34239163959260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621">
                <text:p>0.621</text:p>
              </table:table-cell>
              <table:table-cell office:value-type="float" office:value="0.343610294819364">
                <text:p>0.34361029481936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622">
                <text:p>0.622</text:p>
              </table:table-cell>
              <table:table-cell office:value-type="float" office:value="0.344831476503838">
                <text:p>0.34483147650383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623">
                <text:p>0.623</text:p>
              </table:table-cell>
              <table:table-cell office:value-type="float" office:value="0.346055186140308">
                <text:p>0.34605518614030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624">
                <text:p>0.624</text:p>
              </table:table-cell>
              <table:table-cell office:value-type="float" office:value="0.347281425221733">
                <text:p>0.34728142522173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625">
                <text:p>0.625</text:p>
              </table:table-cell>
              <table:table-cell office:value-type="float" office:value="0.348510195239752">
                <text:p>0.34851019523975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626">
                <text:p>0.626</text:p>
              </table:table-cell>
              <table:table-cell office:value-type="float" office:value="0.349741497684685">
                <text:p>0.34974149768468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627">
                <text:p>0.627</text:p>
              </table:table-cell>
              <table:table-cell office:value-type="float" office:value="0.35097533404554">
                <text:p>0.3509753340455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628">
                <text:p>0.628</text:p>
              </table:table-cell>
              <table:table-cell office:value-type="float" office:value="0.352211705810011">
                <text:p>0.35221170581001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629">
                <text:p>0.629</text:p>
              </table:table-cell>
              <table:table-cell office:value-type="float" office:value="0.353450614464486">
                <text:p>0.35345061446448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63">
                <text:p>0.63</text:p>
              </table:table-cell>
              <table:table-cell office:value-type="float" office:value="0.354692061494046">
                <text:p>0.35469206149404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631">
                <text:p>0.631</text:p>
              </table:table-cell>
              <table:table-cell office:value-type="float" office:value="0.355936048382471">
                <text:p>0.35593604838247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632">
                <text:p>0.632</text:p>
              </table:table-cell>
              <table:table-cell office:value-type="float" office:value="0.357182576612241">
                <text:p>0.35718257661224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633">
                <text:p>0.633</text:p>
              </table:table-cell>
              <table:table-cell office:value-type="float" office:value="0.35843164766454">
                <text:p>0.3584316476645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634">
                <text:p>0.634</text:p>
              </table:table-cell>
              <table:table-cell office:value-type="float" office:value="0.359683263019261">
                <text:p>0.35968326301926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635">
                <text:p>0.635</text:p>
              </table:table-cell>
              <table:table-cell office:value-type="float" office:value="0.360937424155005">
                <text:p>0.36093742415500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636">
                <text:p>0.636</text:p>
              </table:table-cell>
              <table:table-cell office:value-type="float" office:value="0.362194132549085">
                <text:p>0.36219413254908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637">
                <text:p>0.637</text:p>
              </table:table-cell>
              <table:table-cell office:value-type="float" office:value="0.363453389677533">
                <text:p>0.36345338967753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638">
                <text:p>0.638</text:p>
              </table:table-cell>
              <table:table-cell office:value-type="float" office:value="0.364715197015097">
                <text:p>0.36471519701509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639">
                <text:p>0.639</text:p>
              </table:table-cell>
              <table:table-cell office:value-type="float" office:value="0.365979556035248">
                <text:p>0.36597955603524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64">
                <text:p>0.64</text:p>
              </table:table-cell>
              <table:table-cell office:value-type="float" office:value="0.367246468210183">
                <text:p>0.36724646821018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641">
                <text:p>0.641</text:p>
              </table:table-cell>
              <table:table-cell office:value-type="float" office:value="0.368515935010825">
                <text:p>0.36851593501082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642">
                <text:p>0.642</text:p>
              </table:table-cell>
              <table:table-cell office:value-type="float" office:value="0.369787957906828">
                <text:p>0.36978795790682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643">
                <text:p>0.643</text:p>
              </table:table-cell>
              <table:table-cell office:value-type="float" office:value="0.37106253836658">
                <text:p>0.3710625383665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644">
                <text:p>0.644</text:p>
              </table:table-cell>
              <table:table-cell office:value-type="float" office:value="0.372339677857206">
                <text:p>0.37233967785720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645">
                <text:p>0.645</text:p>
              </table:table-cell>
              <table:table-cell office:value-type="float" office:value="0.373619377844569">
                <text:p>0.37361937784456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646">
                <text:p>0.646</text:p>
              </table:table-cell>
              <table:table-cell office:value-type="float" office:value="0.374901639793275">
                <text:p>0.37490163979327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647">
                <text:p>0.647</text:p>
              </table:table-cell>
              <table:table-cell office:value-type="float" office:value="0.376186465166677">
                <text:p>0.37618646516667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648">
                <text:p>0.648</text:p>
              </table:table-cell>
              <table:table-cell office:value-type="float" office:value="0.377473855426872">
                <text:p>0.37747385542687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649">
                <text:p>0.649</text:p>
              </table:table-cell>
              <table:table-cell office:value-type="float" office:value="0.378763812034712">
                <text:p>0.37876381203471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65">
                <text:p>0.65</text:p>
              </table:table-cell>
              <table:table-cell office:value-type="float" office:value="0.3800563364498">
                <text:p>0.380056336449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651">
                <text:p>0.651</text:p>
              </table:table-cell>
              <table:table-cell office:value-type="float" office:value="0.381351430130496">
                <text:p>0.38135143013049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652">
                <text:p>0.652</text:p>
              </table:table-cell>
              <table:table-cell office:value-type="float" office:value="0.382649094533921">
                <text:p>0.38264909453392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653000000000001">
                <text:p>0.653000000000001</text:p>
              </table:table-cell>
              <table:table-cell office:value-type="float" office:value="0.383949331115956">
                <text:p>0.38394933111595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654">
                <text:p>0.654</text:p>
              </table:table-cell>
              <table:table-cell office:value-type="float" office:value="0.385252141331248">
                <text:p>0.38525214133124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655">
                <text:p>0.655</text:p>
              </table:table-cell>
              <table:table-cell office:value-type="float" office:value="0.386557526633212">
                <text:p>0.38655752663321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656">
                <text:p>0.656</text:p>
              </table:table-cell>
              <table:table-cell office:value-type="float" office:value="0.387865488474034">
                <text:p>0.38786548847403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657000000000001">
                <text:p>0.657000000000001</text:p>
              </table:table-cell>
              <table:table-cell office:value-type="float" office:value="0.389176028304671">
                <text:p>0.38917602830467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658">
                <text:p>0.658</text:p>
              </table:table-cell>
              <table:table-cell office:value-type="float" office:value="0.39048914757486">
                <text:p>0.3904891475748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659">
                <text:p>0.659</text:p>
              </table:table-cell>
              <table:table-cell office:value-type="float" office:value="0.391804847733112">
                <text:p>0.39180484773311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66">
                <text:p>0.66</text:p>
              </table:table-cell>
              <table:table-cell office:value-type="float" office:value="0.393123130226723">
                <text:p>0.39312313022672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661000000000001">
                <text:p>0.661000000000001</text:p>
              </table:table-cell>
              <table:table-cell office:value-type="float" office:value="0.394443996501772">
                <text:p>0.39444399650177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662">
                <text:p>0.662</text:p>
              </table:table-cell>
              <table:table-cell office:value-type="float" office:value="0.395767448003127">
                <text:p>0.39576744800312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663">
                <text:p>0.663</text:p>
              </table:table-cell>
              <table:table-cell office:value-type="float" office:value="0.397093486174442">
                <text:p>0.39709348617444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664">
                <text:p>0.664</text:p>
              </table:table-cell>
              <table:table-cell office:value-type="float" office:value="0.398422112458167">
                <text:p>0.39842211245816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665000000000001">
                <text:p>0.665000000000001</text:p>
              </table:table-cell>
              <table:table-cell office:value-type="float" office:value="0.399753328295545">
                <text:p>0.39975332829554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666">
                <text:p>0.666</text:p>
              </table:table-cell>
              <table:table-cell office:value-type="float" office:value="0.401087135126618">
                <text:p>0.40108713512661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667">
                <text:p>0.667</text:p>
              </table:table-cell>
              <table:table-cell office:value-type="float" office:value="0.402423534390227">
                <text:p>0.40242353439022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668">
                <text:p>0.668</text:p>
              </table:table-cell>
              <table:table-cell office:value-type="float" office:value="0.403762527524018">
                <text:p>0.40376252752401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669000000000001">
                <text:p>0.669000000000001</text:p>
              </table:table-cell>
              <table:table-cell office:value-type="float" office:value="0.40510411596444">
                <text:p>0.4051041159644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67">
                <text:p>0.67</text:p>
              </table:table-cell>
              <table:table-cell office:value-type="float" office:value="0.406448301146755">
                <text:p>0.40644830114675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671">
                <text:p>0.671</text:p>
              </table:table-cell>
              <table:table-cell office:value-type="float" office:value="0.407795084505031">
                <text:p>0.40779508450503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672">
                <text:p>0.672</text:p>
              </table:table-cell>
              <table:table-cell office:value-type="float" office:value="0.409144467472152">
                <text:p>0.40914446747215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673000000000001">
                <text:p>0.673000000000001</text:p>
              </table:table-cell>
              <table:table-cell office:value-type="float" office:value="0.41049645147982">
                <text:p>0.4104964514798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674">
                <text:p>0.674</text:p>
              </table:table-cell>
              <table:table-cell office:value-type="float" office:value="0.411851037958553">
                <text:p>0.41185103795855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675">
                <text:p>0.675</text:p>
              </table:table-cell>
              <table:table-cell office:value-type="float" office:value="0.413208228337691">
                <text:p>0.41320822833769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676">
                <text:p>0.676</text:p>
              </table:table-cell>
              <table:table-cell office:value-type="float" office:value="0.414568024045399">
                <text:p>0.41456802404539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677000000000001">
                <text:p>0.677000000000001</text:p>
              </table:table-cell>
              <table:table-cell office:value-type="float" office:value="0.415930426508669">
                <text:p>0.41593042650866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678000000000001">
                <text:p>0.678000000000001</text:p>
              </table:table-cell>
              <table:table-cell office:value-type="float" office:value="0.417295437153322">
                <text:p>0.41729543715332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679">
                <text:p>0.679</text:p>
              </table:table-cell>
              <table:table-cell office:value-type="float" office:value="0.418663057404008">
                <text:p>0.41866305740400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68">
                <text:p>0.68</text:p>
              </table:table-cell>
              <table:table-cell office:value-type="float" office:value="0.420033288684216">
                <text:p>0.42003328868421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681000000000001">
                <text:p>0.681000000000001</text:p>
              </table:table-cell>
              <table:table-cell office:value-type="float" office:value="0.421406132416268">
                <text:p>0.42140613241626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682000000000001">
                <text:p>0.682000000000001</text:p>
              </table:table-cell>
              <table:table-cell office:value-type="float" office:value="0.422781590021328">
                <text:p>0.42278159002132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683">
                <text:p>0.683</text:p>
              </table:table-cell>
              <table:table-cell office:value-type="float" office:value="0.4241596629194">
                <text:p>0.424159662919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684">
                <text:p>0.684</text:p>
              </table:table-cell>
              <table:table-cell office:value-type="float" office:value="0.425540352529334">
                <text:p>0.42554035252933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685000000000001">
                <text:p>0.685000000000001</text:p>
              </table:table-cell>
              <table:table-cell office:value-type="float" office:value="0.426923660268825">
                <text:p>0.42692366026882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686000000000001">
                <text:p>0.686000000000001</text:p>
              </table:table-cell>
              <table:table-cell office:value-type="float" office:value="0.428309587554419">
                <text:p>0.42830958755441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687">
                <text:p>0.687</text:p>
              </table:table-cell>
              <table:table-cell office:value-type="float" office:value="0.429698135801514">
                <text:p>0.42969813580151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688">
                <text:p>0.688</text:p>
              </table:table-cell>
              <table:table-cell office:value-type="float" office:value="0.431089306424362">
                <text:p>0.43108930642436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689000000000001">
                <text:p>0.689000000000001</text:p>
              </table:table-cell>
              <table:table-cell office:value-type="float" office:value="0.432483100836071">
                <text:p>0.43248310083607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690000000000001">
                <text:p>0.690000000000001</text:p>
              </table:table-cell>
              <table:table-cell office:value-type="float" office:value="0.433879520448609">
                <text:p>0.43387952044860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691">
                <text:p>0.691</text:p>
              </table:table-cell>
              <table:table-cell office:value-type="float" office:value="0.435278566672807">
                <text:p>0.43527856667280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692">
                <text:p>0.692</text:p>
              </table:table-cell>
              <table:table-cell office:value-type="float" office:value="0.436680240918357">
                <text:p>0.43668024091835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693000000000001">
                <text:p>0.693000000000001</text:p>
              </table:table-cell>
              <table:table-cell office:value-type="float" office:value="0.438084544593822">
                <text:p>0.43808454459382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694000000000001">
                <text:p>0.694000000000001</text:p>
              </table:table-cell>
              <table:table-cell office:value-type="float" office:value="0.439491479106631">
                <text:p>0.43949147910663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695">
                <text:p>0.695</text:p>
              </table:table-cell>
              <table:table-cell office:value-type="float" office:value="0.440901045863085">
                <text:p>0.44090104586308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696">
                <text:p>0.696</text:p>
              </table:table-cell>
              <table:table-cell office:value-type="float" office:value="0.442313246268359">
                <text:p>0.44231324626835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697000000000001">
                <text:p>0.697000000000001</text:p>
              </table:table-cell>
              <table:table-cell office:value-type="float" office:value="0.443728081726505">
                <text:p>0.44372808172650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698000000000001">
                <text:p>0.698000000000001</text:p>
              </table:table-cell>
              <table:table-cell office:value-type="float" office:value="0.445145553640453">
                <text:p>0.44514555364045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699">
                <text:p>0.699</text:p>
              </table:table-cell>
              <table:table-cell office:value-type="float" office:value="0.446565663412015">
                <text:p>0.44656566341201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7">
                <text:p>0.7</text:p>
              </table:table-cell>
              <table:table-cell office:value-type="float" office:value="0.447988412441884">
                <text:p>0.44798841244188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701000000000001">
                <text:p>0.701000000000001</text:p>
              </table:table-cell>
              <table:table-cell office:value-type="float" office:value="0.449413802129642">
                <text:p>0.44941380212964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702000000000001">
                <text:p>0.702000000000001</text:p>
              </table:table-cell>
              <table:table-cell office:value-type="float" office:value="0.450841833873758">
                <text:p>0.45084183387375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703000000000001">
                <text:p>0.703000000000001</text:p>
              </table:table-cell>
              <table:table-cell office:value-type="float" office:value="0.45227250907159">
                <text:p>0.4522725090715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704">
                <text:p>0.704</text:p>
              </table:table-cell>
              <table:table-cell office:value-type="float" office:value="0.453705829119391">
                <text:p>0.45370582911939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705000000000001">
                <text:p>0.705000000000001</text:p>
              </table:table-cell>
              <table:table-cell office:value-type="float" office:value="0.455141795412309">
                <text:p>0.45514179541230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706000000000001">
                <text:p>0.706000000000001</text:p>
              </table:table-cell>
              <table:table-cell office:value-type="float" office:value="0.456580409344388">
                <text:p>0.45658040934438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707000000000001">
                <text:p>0.707000000000001</text:p>
              </table:table-cell>
              <table:table-cell office:value-type="float" office:value="0.458021672308574">
                <text:p>0.45802167230857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708">
                <text:p>0.708</text:p>
              </table:table-cell>
              <table:table-cell office:value-type="float" office:value="0.459465585696713">
                <text:p>0.45946558569671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709000000000001">
                <text:p>0.709000000000001</text:p>
              </table:table-cell>
              <table:table-cell office:value-type="float" office:value="0.460912150899556">
                <text:p>0.46091215089955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710000000000001">
                <text:p>0.710000000000001</text:p>
              </table:table-cell>
              <table:table-cell office:value-type="float" office:value="0.462361369306763">
                <text:p>0.46236136930676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711000000000001">
                <text:p>0.711000000000001</text:p>
              </table:table-cell>
              <table:table-cell office:value-type="float" office:value="0.4638132423069">
                <text:p>0.463813242306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712">
                <text:p>0.712</text:p>
              </table:table-cell>
              <table:table-cell office:value-type="float" office:value="0.465267771287447">
                <text:p>0.46526777128744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713000000000001">
                <text:p>0.713000000000001</text:p>
              </table:table-cell>
              <table:table-cell office:value-type="float" office:value="0.466724957634795">
                <text:p>0.46672495763479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714000000000001">
                <text:p>0.714000000000001</text:p>
              </table:table-cell>
              <table:table-cell office:value-type="float" office:value="0.468184802734253">
                <text:p>0.46818480273425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715000000000001">
                <text:p>0.715000000000001</text:p>
              </table:table-cell>
              <table:table-cell office:value-type="float" office:value="0.469647307970048">
                <text:p>0.46964730797004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716">
                <text:p>0.716</text:p>
              </table:table-cell>
              <table:table-cell office:value-type="float" office:value="0.471112474725325">
                <text:p>0.47111247472532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717000000000001">
                <text:p>0.717000000000001</text:p>
              </table:table-cell>
              <table:table-cell office:value-type="float" office:value="0.472580304382156">
                <text:p>0.47258030438215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718000000000001">
                <text:p>0.718000000000001</text:p>
              </table:table-cell>
              <table:table-cell office:value-type="float" office:value="0.474050798321533">
                <text:p>0.47405079832153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719000000000001">
                <text:p>0.719000000000001</text:p>
              </table:table-cell>
              <table:table-cell office:value-type="float" office:value="0.475523957923378">
                <text:p>0.47552395792337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72">
                <text:p>0.72</text:p>
              </table:table-cell>
              <table:table-cell office:value-type="float" office:value="0.476999784566543">
                <text:p>0.47699978456654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721000000000001">
                <text:p>0.721000000000001</text:p>
              </table:table-cell>
              <table:table-cell office:value-type="float" office:value="0.478478279628809">
                <text:p>0.47847827962880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722000000000001">
                <text:p>0.722000000000001</text:p>
              </table:table-cell>
              <table:table-cell office:value-type="float" office:value="0.479959444486892">
                <text:p>0.47995944448689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723000000000001">
                <text:p>0.723000000000001</text:p>
              </table:table-cell>
              <table:table-cell office:value-type="float" office:value="0.481443280516445">
                <text:p>0.48144328051644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724">
                <text:p>0.724</text:p>
              </table:table-cell>
              <table:table-cell office:value-type="float" office:value="0.482929789092057">
                <text:p>0.48292978909205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725000000000001">
                <text:p>0.725000000000001</text:p>
              </table:table-cell>
              <table:table-cell office:value-type="float" office:value="0.48441897158726">
                <text:p>0.4844189715872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726000000000001">
                <text:p>0.726000000000001</text:p>
              </table:table-cell>
              <table:table-cell office:value-type="float" office:value="0.485910829374525">
                <text:p>0.48591082937452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727000000000001">
                <text:p>0.727000000000001</text:p>
              </table:table-cell>
              <table:table-cell office:value-type="float" office:value="0.48740536382527">
                <text:p>0.4874053638252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728000000000001">
                <text:p>0.728000000000001</text:p>
              </table:table-cell>
              <table:table-cell office:value-type="float" office:value="0.48890257630986">
                <text:p>0.4889025763098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729000000000001">
                <text:p>0.729000000000001</text:p>
              </table:table-cell>
              <table:table-cell office:value-type="float" office:value="0.490402468197609">
                <text:p>0.49040246819760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730000000000001">
                <text:p>0.730000000000001</text:p>
              </table:table-cell>
              <table:table-cell office:value-type="float" office:value="0.49190504085678">
                <text:p>0.4919050408567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731000000000001">
                <text:p>0.731000000000001</text:p>
              </table:table-cell>
              <table:table-cell office:value-type="float" office:value="0.493410295654591">
                <text:p>0.49341029565459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732000000000001">
                <text:p>0.732000000000001</text:p>
              </table:table-cell>
              <table:table-cell office:value-type="float" office:value="0.494918233957216">
                <text:p>0.49491823395721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733000000000001">
                <text:p>0.733000000000001</text:p>
              </table:table-cell>
              <table:table-cell office:value-type="float" office:value="0.496428857129784">
                <text:p>0.49642885712978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734000000000001">
                <text:p>0.734000000000001</text:p>
              </table:table-cell>
              <table:table-cell office:value-type="float" office:value="0.497942166536388">
                <text:p>0.49794216653638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735000000000001">
                <text:p>0.735000000000001</text:p>
              </table:table-cell>
              <table:table-cell office:value-type="float" office:value="0.499458163540077">
                <text:p>0.49945816354007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736000000000001">
                <text:p>0.736000000000001</text:p>
              </table:table-cell>
              <table:table-cell office:value-type="float" office:value="0.500976849502869">
                <text:p>0.50097684950286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737000000000001">
                <text:p>0.737000000000001</text:p>
              </table:table-cell>
              <table:table-cell office:value-type="float" office:value="0.502498225785745">
                <text:p>0.50249822578574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738000000000001">
                <text:p>0.738000000000001</text:p>
              </table:table-cell>
              <table:table-cell office:value-type="float" office:value="0.504022293748655">
                <text:p>0.50402229374865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739000000000001">
                <text:p>0.739000000000001</text:p>
              </table:table-cell>
              <table:table-cell office:value-type="float" office:value="0.505549054750518">
                <text:p>0.50554905475051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740000000000001">
                <text:p>0.740000000000001</text:p>
              </table:table-cell>
              <table:table-cell office:value-type="float" office:value="0.507078510149228">
                <text:p>0.50707851014922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741000000000001">
                <text:p>0.741000000000001</text:p>
              </table:table-cell>
              <table:table-cell office:value-type="float" office:value="0.508610661301651">
                <text:p>0.50861066130165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742000000000001">
                <text:p>0.742000000000001</text:p>
              </table:table-cell>
              <table:table-cell office:value-type="float" office:value="0.510145509563628">
                <text:p>0.51014550956362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743000000000001">
                <text:p>0.743000000000001</text:p>
              </table:table-cell>
              <table:table-cell office:value-type="float" office:value="0.511683056289983">
                <text:p>0.51168305628998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744000000000001">
                <text:p>0.744000000000001</text:p>
              </table:table-cell>
              <table:table-cell office:value-type="float" office:value="0.513223302834515">
                <text:p>0.51322330283451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745000000000001">
                <text:p>0.745000000000001</text:p>
              </table:table-cell>
              <table:table-cell office:value-type="float" office:value="0.51476625055001">
                <text:p>0.5147662505500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746000000000001">
                <text:p>0.746000000000001</text:p>
              </table:table-cell>
              <table:table-cell office:value-type="float" office:value="0.516311900788236">
                <text:p>0.51631190078823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747000000000001">
                <text:p>0.747000000000001</text:p>
              </table:table-cell>
              <table:table-cell office:value-type="float" office:value="0.517860254899948">
                <text:p>0.51786025489994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748000000000001">
                <text:p>0.748000000000001</text:p>
              </table:table-cell>
              <table:table-cell office:value-type="float" office:value="0.51941131423489">
                <text:p>0.5194113142348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749000000000001">
                <text:p>0.749000000000001</text:p>
              </table:table-cell>
              <table:table-cell office:value-type="float" office:value="0.520965080141796">
                <text:p>0.52096508014179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750000000000001">
                <text:p>0.750000000000001</text:p>
              </table:table-cell>
              <table:table-cell office:value-type="float" office:value="0.522521553968393">
                <text:p>0.52252155396839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751000000000001">
                <text:p>0.751000000000001</text:p>
              </table:table-cell>
              <table:table-cell office:value-type="float" office:value="0.524080737061403">
                <text:p>0.52408073706140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752000000000001">
                <text:p>0.752000000000001</text:p>
              </table:table-cell>
              <table:table-cell office:value-type="float" office:value="0.525642630766544">
                <text:p>0.52564263076654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753000000000001">
                <text:p>0.753000000000001</text:p>
              </table:table-cell>
              <table:table-cell office:value-type="float" office:value="0.527207236428533">
                <text:p>0.52720723642853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754000000000001">
                <text:p>0.754000000000001</text:p>
              </table:table-cell>
              <table:table-cell office:value-type="float" office:value="0.528774555391086">
                <text:p>0.52877455539108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755000000000001">
                <text:p>0.755000000000001</text:p>
              </table:table-cell>
              <table:table-cell office:value-type="float" office:value="0.530344588996925">
                <text:p>0.53034458899692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756000000000001">
                <text:p>0.756000000000001</text:p>
              </table:table-cell>
              <table:table-cell office:value-type="float" office:value="0.531917338587774">
                <text:p>0.53191733858777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757000000000001">
                <text:p>0.757000000000001</text:p>
              </table:table-cell>
              <table:table-cell office:value-type="float" office:value="0.533492805504362">
                <text:p>0.53349280550436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758000000000001">
                <text:p>0.758000000000001</text:p>
              </table:table-cell>
              <table:table-cell office:value-type="float" office:value="0.535070991086431">
                <text:p>0.53507099108643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759000000000001">
                <text:p>0.759000000000001</text:p>
              </table:table-cell>
              <table:table-cell office:value-type="float" office:value="0.536651896672729">
                <text:p>0.53665189667272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760000000000001">
                <text:p>0.760000000000001</text:p>
              </table:table-cell>
              <table:table-cell office:value-type="float" office:value="0.538235523601019">
                <text:p>0.53823552360101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761000000000001">
                <text:p>0.761000000000001</text:p>
              </table:table-cell>
              <table:table-cell office:value-type="float" office:value="0.539821873208077">
                <text:p>0.53982187320807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762000000000001">
                <text:p>0.762000000000001</text:p>
              </table:table-cell>
              <table:table-cell office:value-type="float" office:value="0.541410946829696">
                <text:p>0.54141094682969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763000000000001">
                <text:p>0.763000000000001</text:p>
              </table:table-cell>
              <table:table-cell office:value-type="float" office:value="0.543002745800688">
                <text:p>0.54300274580068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764000000000001">
                <text:p>0.764000000000001</text:p>
              </table:table-cell>
              <table:table-cell office:value-type="float" office:value="0.544597271454881">
                <text:p>0.54459727145488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765000000000001">
                <text:p>0.765000000000001</text:p>
              </table:table-cell>
              <table:table-cell office:value-type="float" office:value="0.54619452512513">
                <text:p>0.5461945251251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766000000000001">
                <text:p>0.766000000000001</text:p>
              </table:table-cell>
              <table:table-cell office:value-type="float" office:value="0.547794508143312">
                <text:p>0.54779450814331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767000000000001">
                <text:p>0.767000000000001</text:p>
              </table:table-cell>
              <table:table-cell office:value-type="float" office:value="0.54939722184033">
                <text:p>0.5493972218403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768000000000001">
                <text:p>0.768000000000001</text:p>
              </table:table-cell>
              <table:table-cell office:value-type="float" office:value="0.551002667546112">
                <text:p>0.55100266754611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769000000000001">
                <text:p>0.769000000000001</text:p>
              </table:table-cell>
              <table:table-cell office:value-type="float" office:value="0.552610846589621">
                <text:p>0.55261084658962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770000000000001">
                <text:p>0.770000000000001</text:p>
              </table:table-cell>
              <table:table-cell office:value-type="float" office:value="0.554221760298846">
                <text:p>0.55422176029884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771000000000001">
                <text:p>0.771000000000001</text:p>
              </table:table-cell>
              <table:table-cell office:value-type="float" office:value="0.555835410000813">
                <text:p>0.55583541000081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772000000000001">
                <text:p>0.772000000000001</text:p>
              </table:table-cell>
              <table:table-cell office:value-type="float" office:value="0.557451797021582">
                <text:p>0.55745179702158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773000000000001">
                <text:p>0.773000000000001</text:p>
              </table:table-cell>
              <table:table-cell office:value-type="float" office:value="0.559070922686249">
                <text:p>0.55907092268624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774000000000001">
                <text:p>0.774000000000001</text:p>
              </table:table-cell>
              <table:table-cell office:value-type="float" office:value="0.560692788318953">
                <text:p>0.56069278831895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775000000000001">
                <text:p>0.775000000000001</text:p>
              </table:table-cell>
              <table:table-cell office:value-type="float" office:value="0.562317395242868">
                <text:p>0.56231739524286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776000000000001">
                <text:p>0.776000000000001</text:p>
              </table:table-cell>
              <table:table-cell office:value-type="float" office:value="0.563944744780215">
                <text:p>0.56394474478021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777000000000001">
                <text:p>0.777000000000001</text:p>
              </table:table-cell>
              <table:table-cell office:value-type="float" office:value="0.565574838252257">
                <text:p>0.56557483825225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778000000000001">
                <text:p>0.778000000000001</text:p>
              </table:table-cell>
              <table:table-cell office:value-type="float" office:value="0.567207676979307">
                <text:p>0.56720767697930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779000000000001">
                <text:p>0.779000000000001</text:p>
              </table:table-cell>
              <table:table-cell office:value-type="float" office:value="0.568843262280722">
                <text:p>0.56884326228072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0.57048159547491">
                <text:p>0.5704815954749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781000000000001">
                <text:p>0.781000000000001</text:p>
              </table:table-cell>
              <table:table-cell office:value-type="float" office:value="0.572122677879334">
                <text:p>0.57212267787933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782000000000001">
                <text:p>0.782000000000001</text:p>
              </table:table-cell>
              <table:table-cell office:value-type="float" office:value="0.573766510810506">
                <text:p>0.57376651081050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783000000000001">
                <text:p>0.783000000000001</text:p>
              </table:table-cell>
              <table:table-cell office:value-type="float" office:value="0.575413095583996">
                <text:p>0.57541309558399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784000000000001">
                <text:p>0.784000000000001</text:p>
              </table:table-cell>
              <table:table-cell office:value-type="float" office:value="0.577062433514433">
                <text:p>0.57706243351443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785000000000001">
                <text:p>0.785000000000001</text:p>
              </table:table-cell>
              <table:table-cell office:value-type="float" office:value="0.578714525915501">
                <text:p>0.57871452591550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786000000000001">
                <text:p>0.786000000000001</text:p>
              </table:table-cell>
              <table:table-cell office:value-type="float" office:value="0.580369374099947">
                <text:p>0.58036937409994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787000000000001">
                <text:p>0.787000000000001</text:p>
              </table:table-cell>
              <table:table-cell office:value-type="float" office:value="0.582026979379582">
                <text:p>0.58202697937958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788000000000001">
                <text:p>0.788000000000001</text:p>
              </table:table-cell>
              <table:table-cell office:value-type="float" office:value="0.583687343065279">
                <text:p>0.58368734306527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789000000000001">
                <text:p>0.789000000000001</text:p>
              </table:table-cell>
              <table:table-cell office:value-type="float" office:value="0.585350466466979">
                <text:p>0.58535046646697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587016350893689">
                <text:p>0.58701635089368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791000000000001">
                <text:p>0.791000000000001</text:p>
              </table:table-cell>
              <table:table-cell office:value-type="float" office:value="0.588684997653489">
                <text:p>0.58868499765348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792000000000001">
                <text:p>0.792000000000001</text:p>
              </table:table-cell>
              <table:table-cell office:value-type="float" office:value="0.590356408053526">
                <text:p>0.59035640805352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793000000000001">
                <text:p>0.793000000000001</text:p>
              </table:table-cell>
              <table:table-cell office:value-type="float" office:value="0.592030583400025">
                <text:p>0.59203058340002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794000000000001">
                <text:p>0.794000000000001</text:p>
              </table:table-cell>
              <table:table-cell office:value-type="float" office:value="0.593707524998283">
                <text:p>0.59370752499828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795000000000001">
                <text:p>0.795000000000001</text:p>
              </table:table-cell>
              <table:table-cell office:value-type="float" office:value="0.595387234152675">
                <text:p>0.59538723415267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796000000000001">
                <text:p>0.796000000000001</text:p>
              </table:table-cell>
              <table:table-cell office:value-type="float" office:value="0.597069712166653">
                <text:p>0.59706971216665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797000000000001">
                <text:p>0.797000000000001</text:p>
              </table:table-cell>
              <table:table-cell office:value-type="float" office:value="0.598754960342751">
                <text:p>0.59875496034275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798000000000001">
                <text:p>0.798000000000001</text:p>
              </table:table-cell>
              <table:table-cell office:value-type="float" office:value="0.600442979982584">
                <text:p>0.60044297998258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799000000000001">
                <text:p>0.799000000000001</text:p>
              </table:table-cell>
              <table:table-cell office:value-type="float" office:value="0.602133772386852">
                <text:p>0.60213377238685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603827338855339">
                <text:p>0.60382733885533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801000000000001">
                <text:p>0.801000000000001</text:p>
              </table:table-cell>
              <table:table-cell office:value-type="float" office:value="0.605523680686916">
                <text:p>0.60552368068691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802000000000001">
                <text:p>0.802000000000001</text:p>
              </table:table-cell>
              <table:table-cell office:value-type="float" office:value="0.607222799179543">
                <text:p>0.60722279917954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803000000000001">
                <text:p>0.803000000000001</text:p>
              </table:table-cell>
              <table:table-cell office:value-type="float" office:value="0.608924695630271">
                <text:p>0.60892469563027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804000000000001">
                <text:p>0.804000000000001</text:p>
              </table:table-cell>
              <table:table-cell office:value-type="float" office:value="0.610629371335245">
                <text:p>0.61062937133524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805000000000001">
                <text:p>0.805000000000001</text:p>
              </table:table-cell>
              <table:table-cell office:value-type="float" office:value="0.6123368275897">
                <text:p>0.612336827589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806000000000001">
                <text:p>0.806000000000001</text:p>
              </table:table-cell>
              <table:table-cell office:value-type="float" office:value="0.61404706568797">
                <text:p>0.6140470656879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807000000000001">
                <text:p>0.807000000000001</text:p>
              </table:table-cell>
              <table:table-cell office:value-type="float" office:value="0.615760086923483">
                <text:p>0.61576008692348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808000000000001">
                <text:p>0.808000000000001</text:p>
              </table:table-cell>
              <table:table-cell office:value-type="float" office:value="0.61747589258877">
                <text:p>0.6174758925887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809000000000001">
                <text:p>0.809000000000001</text:p>
              </table:table-cell>
              <table:table-cell office:value-type="float" office:value="0.61919448397546">
                <text:p>0.6191944839754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620915862374284">
                <text:p>0.62091586237428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811000000000001">
                <text:p>0.811000000000001</text:p>
              </table:table-cell>
              <table:table-cell office:value-type="float" office:value="0.622640029075079">
                <text:p>0.62264002907507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812000000000001">
                <text:p>0.812000000000001</text:p>
              </table:table-cell>
              <table:table-cell office:value-type="float" office:value="0.624366985366785">
                <text:p>0.62436698536678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813000000000001">
                <text:p>0.813000000000001</text:p>
              </table:table-cell>
              <table:table-cell office:value-type="float" office:value="0.626096732537452">
                <text:p>0.62609673253745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814000000000001">
                <text:p>0.814000000000001</text:p>
              </table:table-cell>
              <table:table-cell office:value-type="float" office:value="0.627829271874237">
                <text:p>0.62782927187423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815000000000001">
                <text:p>0.815000000000001</text:p>
              </table:table-cell>
              <table:table-cell office:value-type="float" office:value="0.629564604663409">
                <text:p>0.62956460466340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816000000000001">
                <text:p>0.816000000000001</text:p>
              </table:table-cell>
              <table:table-cell office:value-type="float" office:value="0.631302732190348">
                <text:p>0.63130273219034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817000000000001">
                <text:p>0.817000000000001</text:p>
              </table:table-cell>
              <table:table-cell office:value-type="float" office:value="0.633043655739547">
                <text:p>0.63304365573954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818000000000001">
                <text:p>0.818000000000001</text:p>
              </table:table-cell>
              <table:table-cell office:value-type="float" office:value="0.634787376594618">
                <text:p>0.63478737659461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819000000000001">
                <text:p>0.819000000000001</text:p>
              </table:table-cell>
              <table:table-cell office:value-type="float" office:value="0.636533896038287">
                <text:p>0.63653389603828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820000000000001">
                <text:p>0.820000000000001</text:p>
              </table:table-cell>
              <table:table-cell office:value-type="float" office:value="0.638283215352398">
                <text:p>0.63828321535239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821000000000001">
                <text:p>0.821000000000001</text:p>
              </table:table-cell>
              <table:table-cell office:value-type="float" office:value="0.640035335817919">
                <text:p>0.64003533581791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822000000000001">
                <text:p>0.822000000000001</text:p>
              </table:table-cell>
              <table:table-cell office:value-type="float" office:value="0.641790258714937">
                <text:p>0.64179025871493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823000000000001">
                <text:p>0.823000000000001</text:p>
              </table:table-cell>
              <table:table-cell office:value-type="float" office:value="0.643547985322662">
                <text:p>0.64354798532266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824000000000001">
                <text:p>0.824000000000001</text:p>
              </table:table-cell>
              <table:table-cell office:value-type="float" office:value="0.645308516919433">
                <text:p>0.64530851691943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825000000000001">
                <text:p>0.825000000000001</text:p>
              </table:table-cell>
              <table:table-cell office:value-type="float" office:value="0.64707185478271">
                <text:p>0.6470718547827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826000000000001">
                <text:p>0.826000000000001</text:p>
              </table:table-cell>
              <table:table-cell office:value-type="float" office:value="0.648838000189087">
                <text:p>0.64883800018908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827000000000001">
                <text:p>0.827000000000001</text:p>
              </table:table-cell>
              <table:table-cell office:value-type="float" office:value="0.650606954414284">
                <text:p>0.65060695441428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828000000000001">
                <text:p>0.828000000000001</text:p>
              </table:table-cell>
              <table:table-cell office:value-type="float" office:value="0.652378718733155">
                <text:p>0.65237871873315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829000000000001">
                <text:p>0.829000000000001</text:p>
              </table:table-cell>
              <table:table-cell office:value-type="float" office:value="0.654153294419684">
                <text:p>0.65415329441968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830000000000001">
                <text:p>0.830000000000001</text:p>
              </table:table-cell>
              <table:table-cell office:value-type="float" office:value="0.655930682746993">
                <text:p>0.65593068274699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831000000000001">
                <text:p>0.831000000000001</text:p>
              </table:table-cell>
              <table:table-cell office:value-type="float" office:value="0.657710884987339">
                <text:p>0.65771088498733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832000000000001">
                <text:p>0.832000000000001</text:p>
              </table:table-cell>
              <table:table-cell office:value-type="float" office:value="0.659493902412115">
                <text:p>0.65949390241211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833000000000001">
                <text:p>0.833000000000001</text:p>
              </table:table-cell>
              <table:table-cell office:value-type="float" office:value="0.661279736291855">
                <text:p>0.66127973629185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834000000000001">
                <text:p>0.834000000000001</text:p>
              </table:table-cell>
              <table:table-cell office:value-type="float" office:value="0.663068387896233">
                <text:p>0.66306838789623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835000000000001">
                <text:p>0.835000000000001</text:p>
              </table:table-cell>
              <table:table-cell office:value-type="float" office:value="0.664859858494068">
                <text:p>0.66485985849406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836000000000001">
                <text:p>0.836000000000001</text:p>
              </table:table-cell>
              <table:table-cell office:value-type="float" office:value="0.666654149353319">
                <text:p>0.66665414935331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837000000000001">
                <text:p>0.837000000000001</text:p>
              </table:table-cell>
              <table:table-cell office:value-type="float" office:value="0.668451261741094">
                <text:p>0.66845126174109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838000000000001">
                <text:p>0.838000000000001</text:p>
              </table:table-cell>
              <table:table-cell office:value-type="float" office:value="0.670251196923644">
                <text:p>0.67025119692364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839000000000001">
                <text:p>0.839000000000001</text:p>
              </table:table-cell>
              <table:table-cell office:value-type="float" office:value="0.672053956166373">
                <text:p>0.67205395616637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0.673859540733833">
                <text:p>0.67385954073383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841000000000001">
                <text:p>0.841000000000001</text:p>
              </table:table-cell>
              <table:table-cell office:value-type="float" office:value="0.675667951889726">
                <text:p>0.67566795188972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842000000000001">
                <text:p>0.842000000000001</text:p>
              </table:table-cell>
              <table:table-cell office:value-type="float" office:value="0.67747919089691">
                <text:p>0.6774791908969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843000000000001">
                <text:p>0.843000000000001</text:p>
              </table:table-cell>
              <table:table-cell office:value-type="float" office:value="0.679293259017397">
                <text:p>0.67929325901739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844000000000001">
                <text:p>0.844000000000001</text:p>
              </table:table-cell>
              <table:table-cell office:value-type="float" office:value="0.681110157512352">
                <text:p>0.68111015751235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845000000000001">
                <text:p>0.845000000000001</text:p>
              </table:table-cell>
              <table:table-cell office:value-type="float" office:value="0.682929887642103">
                <text:p>0.68292988764210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846000000000001">
                <text:p>0.846000000000001</text:p>
              </table:table-cell>
              <table:table-cell office:value-type="float" office:value="0.684752450666132">
                <text:p>0.68475245066613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847000000000001">
                <text:p>0.847000000000001</text:p>
              </table:table-cell>
              <table:table-cell office:value-type="float" office:value="0.686577847843084">
                <text:p>0.68657784784308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848000000000001">
                <text:p>0.848000000000001</text:p>
              </table:table-cell>
              <table:table-cell office:value-type="float" office:value="0.688406080430768">
                <text:p>0.68840608043076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849000000000001">
                <text:p>0.849000000000001</text:p>
              </table:table-cell>
              <table:table-cell office:value-type="float" office:value="0.690237149686152">
                <text:p>0.69023714968615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692071056865373">
                <text:p>0.69207105686537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851000000000001">
                <text:p>0.851000000000001</text:p>
              </table:table-cell>
              <table:table-cell office:value-type="float" office:value="0.693907803223733">
                <text:p>0.69390780322373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852000000000001">
                <text:p>0.852000000000001</text:p>
              </table:table-cell>
              <table:table-cell office:value-type="float" office:value="0.695747390015702">
                <text:p>0.69574739001570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853000000000001">
                <text:p>0.853000000000001</text:p>
              </table:table-cell>
              <table:table-cell office:value-type="float" office:value="0.697589818494921">
                <text:p>0.69758981849492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854000000000001">
                <text:p>0.854000000000001</text:p>
              </table:table-cell>
              <table:table-cell office:value-type="float" office:value="0.699435089914198">
                <text:p>0.69943508991419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855000000000001">
                <text:p>0.855000000000001</text:p>
              </table:table-cell>
              <table:table-cell office:value-type="float" office:value="0.701283205525519">
                <text:p>0.70128320552551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856000000000001">
                <text:p>0.856000000000001</text:p>
              </table:table-cell>
              <table:table-cell office:value-type="float" office:value="0.703134166580039">
                <text:p>0.70313416658003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857000000000001">
                <text:p>0.857000000000001</text:p>
              </table:table-cell>
              <table:table-cell office:value-type="float" office:value="0.704987974328091">
                <text:p>0.70498797432809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858000000000001">
                <text:p>0.858000000000001</text:p>
              </table:table-cell>
              <table:table-cell office:value-type="float" office:value="0.706844630019184">
                <text:p>0.70684463001918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859000000000001">
                <text:p>0.859000000000001</text:p>
              </table:table-cell>
              <table:table-cell office:value-type="float" office:value="0.708704134902006">
                <text:p>0.70870413490200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710566490224423">
                <text:p>0.71056649022442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861000000000001">
                <text:p>0.861000000000001</text:p>
              </table:table-cell>
              <table:table-cell office:value-type="float" office:value="0.712431697233484">
                <text:p>0.71243169723348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862000000000001">
                <text:p>0.862000000000001</text:p>
              </table:table-cell>
              <table:table-cell office:value-type="float" office:value="0.714299757175419">
                <text:p>0.71429975717541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863000000000001">
                <text:p>0.863000000000001</text:p>
              </table:table-cell>
              <table:table-cell office:value-type="float" office:value="0.716170671295642">
                <text:p>0.71617067129564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864000000000001">
                <text:p>0.864000000000001</text:p>
              </table:table-cell>
              <table:table-cell office:value-type="float" office:value="0.718044440838754">
                <text:p>0.71804444083875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865000000000001">
                <text:p>0.865000000000001</text:p>
              </table:table-cell>
              <table:table-cell office:value-type="float" office:value="0.719921067048542">
                <text:p>0.71992106704854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866000000000001">
                <text:p>0.866000000000001</text:p>
              </table:table-cell>
              <table:table-cell office:value-type="float" office:value="0.72180055116798">
                <text:p>0.7218005511679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867000000000001">
                <text:p>0.867000000000001</text:p>
              </table:table-cell>
              <table:table-cell office:value-type="float" office:value="0.723682894439233">
                <text:p>0.72368289443923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868000000000001">
                <text:p>0.868000000000001</text:p>
              </table:table-cell>
              <table:table-cell office:value-type="float" office:value="0.725568098103657">
                <text:p>0.72556809810365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869000000000001">
                <text:p>0.869000000000001</text:p>
              </table:table-cell>
              <table:table-cell office:value-type="float" office:value="0.7274561634018">
                <text:p>0.727456163401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870000000000001">
                <text:p>0.870000000000001</text:p>
              </table:table-cell>
              <table:table-cell office:value-type="float" office:value="0.729347091573403">
                <text:p>0.72934709157340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871000000000001">
                <text:p>0.871000000000001</text:p>
              </table:table-cell>
              <table:table-cell office:value-type="float" office:value="0.731240883857404">
                <text:p>0.73124088385740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872000000000001">
                <text:p>0.872000000000001</text:p>
              </table:table-cell>
              <table:table-cell office:value-type="float" office:value="0.733137541491937">
                <text:p>0.73313754149193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873000000000001">
                <text:p>0.873000000000001</text:p>
              </table:table-cell>
              <table:table-cell office:value-type="float" office:value="0.735037065714333">
                <text:p>0.73503706571433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874000000000001">
                <text:p>0.874000000000001</text:p>
              </table:table-cell>
              <table:table-cell office:value-type="float" office:value="0.736939457761124">
                <text:p>0.73693945776112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875000000000001">
                <text:p>0.875000000000001</text:p>
              </table:table-cell>
              <table:table-cell office:value-type="float" office:value="0.738844718868041">
                <text:p>0.73884471886804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876000000000001">
                <text:p>0.876000000000001</text:p>
              </table:table-cell>
              <table:table-cell office:value-type="float" office:value="0.740752850270019">
                <text:p>0.74075285027001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877000000000001">
                <text:p>0.877000000000001</text:p>
              </table:table-cell>
              <table:table-cell office:value-type="float" office:value="0.742663853201195">
                <text:p>0.74266385320119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878000000000001">
                <text:p>0.878000000000001</text:p>
              </table:table-cell>
              <table:table-cell office:value-type="float" office:value="0.744577728894912">
                <text:p>0.74457772889491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879000000000001">
                <text:p>0.879000000000001</text:p>
              </table:table-cell>
              <table:table-cell office:value-type="float" office:value="0.746494478583719">
                <text:p>0.74649447858371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748414103499372">
                <text:p>0.74841410349937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881000000000001">
                <text:p>0.881000000000001</text:p>
              </table:table-cell>
              <table:table-cell office:value-type="float" office:value="0.750336604872837">
                <text:p>0.75033660487283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882000000000001">
                <text:p>0.882000000000001</text:p>
              </table:table-cell>
              <table:table-cell office:value-type="float" office:value="0.752261983934288">
                <text:p>0.75226198393428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883000000000001">
                <text:p>0.883000000000001</text:p>
              </table:table-cell>
              <table:table-cell office:value-type="float" office:value="0.754190241913114">
                <text:p>0.75419024191311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884000000000001">
                <text:p>0.884000000000001</text:p>
              </table:table-cell>
              <table:table-cell office:value-type="float" office:value="0.756121380037915">
                <text:p>0.75612138003791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885000000000001">
                <text:p>0.885000000000001</text:p>
              </table:table-cell>
              <table:table-cell office:value-type="float" office:value="0.758055399536506">
                <text:p>0.75805539953650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886000000000001">
                <text:p>0.886000000000001</text:p>
              </table:table-cell>
              <table:table-cell office:value-type="float" office:value="0.759992301635918">
                <text:p>0.75999230163591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887000000000001">
                <text:p>0.887000000000001</text:p>
              </table:table-cell>
              <table:table-cell office:value-type="float" office:value="0.761932087562397">
                <text:p>0.76193208756239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888000000000001">
                <text:p>0.888000000000001</text:p>
              </table:table-cell>
              <table:table-cell office:value-type="float" office:value="0.763874758541409">
                <text:p>0.76387475854140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889000000000001">
                <text:p>0.889000000000001</text:p>
              </table:table-cell>
              <table:table-cell office:value-type="float" office:value="0.765820315797641">
                <text:p>0.76582031579764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767768760554999">
                <text:p>0.76776876055499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891000000000001">
                <text:p>0.891000000000001</text:p>
              </table:table-cell>
              <table:table-cell office:value-type="float" office:value="0.769720094036612">
                <text:p>0.76972009403661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892000000000001">
                <text:p>0.892000000000001</text:p>
              </table:table-cell>
              <table:table-cell office:value-type="float" office:value="0.771674317464832">
                <text:p>0.77167431746483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893000000000001">
                <text:p>0.893000000000001</text:p>
              </table:table-cell>
              <table:table-cell office:value-type="float" office:value="0.773631432061238">
                <text:p>0.77363143206123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894000000000001">
                <text:p>0.894000000000001</text:p>
              </table:table-cell>
              <table:table-cell office:value-type="float" office:value="0.775591439046632">
                <text:p>0.77559143904663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895000000000001">
                <text:p>0.895000000000001</text:p>
              </table:table-cell>
              <table:table-cell office:value-type="float" office:value="0.777554339641046">
                <text:p>0.77755433964104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896000000000001">
                <text:p>0.896000000000001</text:p>
              </table:table-cell>
              <table:table-cell office:value-type="float" office:value="0.779520135063741">
                <text:p>0.77952013506374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897000000000001">
                <text:p>0.897000000000001</text:p>
              </table:table-cell>
              <table:table-cell office:value-type="float" office:value="0.781488826533208">
                <text:p>0.78148882653320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898000000000001">
                <text:p>0.898000000000001</text:p>
              </table:table-cell>
              <table:table-cell office:value-type="float" office:value="0.783460415267167">
                <text:p>0.78346041526716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899000000000001">
                <text:p>0.899000000000001</text:p>
              </table:table-cell>
              <table:table-cell office:value-type="float" office:value="0.785434902482575">
                <text:p>0.78543490248257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787412289395619">
                <text:p>0.78741228939561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901000000000001">
                <text:p>0.901000000000001</text:p>
              </table:table-cell>
              <table:table-cell office:value-type="float" office:value="0.789392577221724">
                <text:p>0.78939257722172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902000000000001">
                <text:p>0.902000000000001</text:p>
              </table:table-cell>
              <table:table-cell office:value-type="float" office:value="0.79137576717555">
                <text:p>0.7913757671755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903000000000001">
                <text:p>0.903000000000001</text:p>
              </table:table-cell>
              <table:table-cell office:value-type="float" office:value="0.793361860470997">
                <text:p>0.79336186047099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904000000000001">
                <text:p>0.904000000000001</text:p>
              </table:table-cell>
              <table:table-cell office:value-type="float" office:value="0.795350858321202">
                <text:p>0.79535085832120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905000000000001">
                <text:p>0.905000000000001</text:p>
              </table:table-cell>
              <table:table-cell office:value-type="float" office:value="0.797342761938544">
                <text:p>0.79734276193854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906000000000001">
                <text:p>0.906000000000001</text:p>
              </table:table-cell>
              <table:table-cell office:value-type="float" office:value="0.799337572534642">
                <text:p>0.79933757253464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907000000000001">
                <text:p>0.907000000000001</text:p>
              </table:table-cell>
              <table:table-cell office:value-type="float" office:value="0.80133529132036">
                <text:p>0.8013352913203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908000000000001">
                <text:p>0.908000000000001</text:p>
              </table:table-cell>
              <table:table-cell office:value-type="float" office:value="0.803335919505804">
                <text:p>0.80333591950580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909000000000001">
                <text:p>0.909000000000001</text:p>
              </table:table-cell>
              <table:table-cell office:value-type="float" office:value="0.805339458300328">
                <text:p>0.80533945830032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80734590891253">
                <text:p>0.8073459089125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911000000000001">
                <text:p>0.911000000000001</text:p>
              </table:table-cell>
              <table:table-cell office:value-type="float" office:value="0.809355272550259">
                <text:p>0.80935527255025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912000000000001">
                <text:p>0.912000000000001</text:p>
              </table:table-cell>
              <table:table-cell office:value-type="float" office:value="0.811367550420611">
                <text:p>0.81136755042061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913000000000001">
                <text:p>0.913000000000001</text:p>
              </table:table-cell>
              <table:table-cell office:value-type="float" office:value="0.813382743729932">
                <text:p>0.81338274372993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914000000000001">
                <text:p>0.914000000000001</text:p>
              </table:table-cell>
              <table:table-cell office:value-type="float" office:value="0.815400853683823">
                <text:p>0.81540085368382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915000000000001">
                <text:p>0.915000000000001</text:p>
              </table:table-cell>
              <table:table-cell office:value-type="float" office:value="0.817421881487134">
                <text:p>0.81742188148713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916000000000001">
                <text:p>0.916000000000001</text:p>
              </table:table-cell>
              <table:table-cell office:value-type="float" office:value="0.819445828343973">
                <text:p>0.81944582834397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917000000000001">
                <text:p>0.917000000000001</text:p>
              </table:table-cell>
              <table:table-cell office:value-type="float" office:value="0.821472695457699">
                <text:p>0.82147269545769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918000000000001">
                <text:p>0.918000000000001</text:p>
              </table:table-cell>
              <table:table-cell office:value-type="float" office:value="0.823502484030933">
                <text:p>0.82350248403093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919000000000001">
                <text:p>0.919000000000001</text:p>
              </table:table-cell>
              <table:table-cell office:value-type="float" office:value="0.825535195265548">
                <text:p>0.82553519526554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920000000000001">
                <text:p>0.920000000000001</text:p>
              </table:table-cell>
              <table:table-cell office:value-type="float" office:value="0.827570830362681">
                <text:p>0.82757083036268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921000000000001">
                <text:p>0.921000000000001</text:p>
              </table:table-cell>
              <table:table-cell office:value-type="float" office:value="0.829609390522727">
                <text:p>0.82960939052272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922000000000001">
                <text:p>0.922000000000001</text:p>
              </table:table-cell>
              <table:table-cell office:value-type="float" office:value="0.831650876945342">
                <text:p>0.83165087694534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923000000000001">
                <text:p>0.923000000000001</text:p>
              </table:table-cell>
              <table:table-cell office:value-type="float" office:value="0.833695290829447">
                <text:p>0.83369529082944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924000000000001">
                <text:p>0.924000000000001</text:p>
              </table:table-cell>
              <table:table-cell office:value-type="float" office:value="0.835742633373225">
                <text:p>0.83574263337322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925000000000001">
                <text:p>0.925000000000001</text:p>
              </table:table-cell>
              <table:table-cell office:value-type="float" office:value="0.837792905774125">
                <text:p>0.83779290577412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926000000000001">
                <text:p>0.926000000000001</text:p>
              </table:table-cell>
              <table:table-cell office:value-type="float" office:value="0.839846109228861">
                <text:p>0.83984610922886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927000000000001">
                <text:p>0.927000000000001</text:p>
              </table:table-cell>
              <table:table-cell office:value-type="float" office:value="0.841902244933416">
                <text:p>0.84190224493341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928000000000001">
                <text:p>0.928000000000001</text:p>
              </table:table-cell>
              <table:table-cell office:value-type="float" office:value="0.843961314083043">
                <text:p>0.84396131408304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929000000000001">
                <text:p>0.929000000000001</text:p>
              </table:table-cell>
              <table:table-cell office:value-type="float" office:value="0.846023317872261">
                <text:p>0.84602331787226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848088257494863">
                <text:p>0.84808825749486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931000000000001">
                <text:p>0.931000000000001</text:p>
              </table:table-cell>
              <table:table-cell office:value-type="float" office:value="0.850156134143914">
                <text:p>0.85015613414391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932000000000001">
                <text:p>0.932000000000001</text:p>
              </table:table-cell>
              <table:table-cell office:value-type="float" office:value="0.852226949011753">
                <text:p>0.85222694901175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933000000000001">
                <text:p>0.933000000000001</text:p>
              </table:table-cell>
              <table:table-cell office:value-type="float" office:value="0.854300703289991">
                <text:p>0.85430070328999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934000000000001">
                <text:p>0.934000000000001</text:p>
              </table:table-cell>
              <table:table-cell office:value-type="float" office:value="0.856377398169518">
                <text:p>0.85637739816951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935000000000001">
                <text:p>0.935000000000001</text:p>
              </table:table-cell>
              <table:table-cell office:value-type="float" office:value="0.8584570348405">
                <text:p>0.858457034840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936000000000001">
                <text:p>0.936000000000001</text:p>
              </table:table-cell>
              <table:table-cell office:value-type="float" office:value="0.860539614492379">
                <text:p>0.86053961449237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937000000000001">
                <text:p>0.937000000000001</text:p>
              </table:table-cell>
              <table:table-cell office:value-type="float" office:value="0.862625138313879">
                <text:p>0.86262513831387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938000000000001">
                <text:p>0.938000000000001</text:p>
              </table:table-cell>
              <table:table-cell office:value-type="float" office:value="0.864713607493005">
                <text:p>0.86471360749300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939000000000001">
                <text:p>0.939000000000001</text:p>
              </table:table-cell>
              <table:table-cell office:value-type="float" office:value="0.866805023217041">
                <text:p>0.86680502321704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868899386672555">
                <text:p>0.86889938667255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941000000000001">
                <text:p>0.941000000000001</text:p>
              </table:table-cell>
              <table:table-cell office:value-type="float" office:value="0.8709966990454">
                <text:p>0.870996699045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942000000000001">
                <text:p>0.942000000000001</text:p>
              </table:table-cell>
              <table:table-cell office:value-type="float" office:value="0.873096961520712">
                <text:p>0.87309696152071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943000000000001">
                <text:p>0.943000000000001</text:p>
              </table:table-cell>
              <table:table-cell office:value-type="float" office:value="0.875200175282916">
                <text:p>0.87520017528291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944000000000001">
                <text:p>0.944000000000001</text:p>
              </table:table-cell>
              <table:table-cell office:value-type="float" office:value="0.877306341515723">
                <text:p>0.87730634151572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945000000000001">
                <text:p>0.945000000000001</text:p>
              </table:table-cell>
              <table:table-cell office:value-type="float" office:value="0.879415461402131">
                <text:p>0.87941546140213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946000000000001">
                <text:p>0.946000000000001</text:p>
              </table:table-cell>
              <table:table-cell office:value-type="float" office:value="0.881527536124431">
                <text:p>0.88152753612443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947000000000001">
                <text:p>0.947000000000001</text:p>
              </table:table-cell>
              <table:table-cell office:value-type="float" office:value="0.883642566864202">
                <text:p>0.88364256686420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948000000000001">
                <text:p>0.948000000000001</text:p>
              </table:table-cell>
              <table:table-cell office:value-type="float" office:value="0.885760554802317">
                <text:p>0.88576055480231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949000000000001">
                <text:p>0.949000000000001</text:p>
              </table:table-cell>
              <table:table-cell office:value-type="float" office:value="0.88788150111894">
                <text:p>0.8878815011189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890005406993531">
                <text:p>0.89000540699353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951000000000001">
                <text:p>0.951000000000001</text:p>
              </table:table-cell>
              <table:table-cell office:value-type="float" office:value="0.892132273604844">
                <text:p>0.89213227360484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952000000000001">
                <text:p>0.952000000000001</text:p>
              </table:table-cell>
              <table:table-cell office:value-type="float" office:value="0.894262102130932">
                <text:p>0.89426210213093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953000000000001">
                <text:p>0.953000000000001</text:p>
              </table:table-cell>
              <table:table-cell office:value-type="float" office:value="0.896394893749141">
                <text:p>0.89639489374914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954000000000001">
                <text:p>0.954000000000001</text:p>
              </table:table-cell>
              <table:table-cell office:value-type="float" office:value="0.898530649636122">
                <text:p>0.89853064963612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955000000000001">
                <text:p>0.955000000000001</text:p>
              </table:table-cell>
              <table:table-cell office:value-type="float" office:value="0.900669370967819">
                <text:p>0.90066937096781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956000000000001">
                <text:p>0.956000000000001</text:p>
              </table:table-cell>
              <table:table-cell office:value-type="float" office:value="0.902811058919483">
                <text:p>0.90281105891948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957000000000001">
                <text:p>0.957000000000001</text:p>
              </table:table-cell>
              <table:table-cell office:value-type="float" office:value="0.904955714665663">
                <text:p>0.90495571466566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958000000000001">
                <text:p>0.958000000000001</text:p>
              </table:table-cell>
              <table:table-cell office:value-type="float" office:value="0.907103339380212">
                <text:p>0.90710333938021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959000000000001">
                <text:p>0.959000000000001</text:p>
              </table:table-cell>
              <table:table-cell office:value-type="float" office:value="0.909253934236288">
                <text:p>0.90925393423628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911407500406355">
                <text:p>0.91140750040635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961000000000001">
                <text:p>0.961000000000001</text:p>
              </table:table-cell>
              <table:table-cell office:value-type="float" office:value="0.913564039062182">
                <text:p>0.91356403906218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962000000000001">
                <text:p>0.962000000000001</text:p>
              </table:table-cell>
              <table:table-cell office:value-type="float" office:value="0.915723551374846">
                <text:p>0.91572355137484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963000000000001">
                <text:p>0.963000000000001</text:p>
              </table:table-cell>
              <table:table-cell office:value-type="float" office:value="0.917886038514732">
                <text:p>0.91788603851473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964000000000001">
                <text:p>0.964000000000001</text:p>
              </table:table-cell>
              <table:table-cell office:value-type="float" office:value="0.920051501651535">
                <text:p>0.92005150165153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965000000000001">
                <text:p>0.965000000000001</text:p>
              </table:table-cell>
              <table:table-cell office:value-type="float" office:value="0.922219941954263">
                <text:p>0.92221994195426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966000000000001">
                <text:p>0.966000000000001</text:p>
              </table:table-cell>
              <table:table-cell office:value-type="float" office:value="0.924391360591233">
                <text:p>0.92439136059123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967000000000001">
                <text:p>0.967000000000001</text:p>
              </table:table-cell>
              <table:table-cell office:value-type="float" office:value="0.926565758730076">
                <text:p>0.92656575873007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968000000000001">
                <text:p>0.968000000000001</text:p>
              </table:table-cell>
              <table:table-cell office:value-type="float" office:value="0.928743137537737">
                <text:p>0.92874313753773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969000000000001">
                <text:p>0.969000000000001</text:p>
              </table:table-cell>
              <table:table-cell office:value-type="float" office:value="0.930923498180476">
                <text:p>0.93092349818047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93310684182387">
                <text:p>0.9331068418238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971000000000001">
                <text:p>0.971000000000001</text:p>
              </table:table-cell>
              <table:table-cell office:value-type="float" office:value="0.935293169632811">
                <text:p>0.93529316963281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972000000000001">
                <text:p>0.972000000000001</text:p>
              </table:table-cell>
              <table:table-cell office:value-type="float" office:value="0.937482482771513">
                <text:p>0.93748248277151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973000000000001">
                <text:p>0.973000000000001</text:p>
              </table:table-cell>
              <table:table-cell office:value-type="float" office:value="0.939674782403505">
                <text:p>0.93967478240350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974000000000001">
                <text:p>0.974000000000001</text:p>
              </table:table-cell>
              <table:table-cell office:value-type="float" office:value="0.94187006969164">
                <text:p>0.9418700696916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975000000000001">
                <text:p>0.975000000000001</text:p>
              </table:table-cell>
              <table:table-cell office:value-type="float" office:value="0.944068345798091">
                <text:p>0.94406834579809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976000000000001">
                <text:p>0.976000000000001</text:p>
              </table:table-cell>
              <table:table-cell office:value-type="float" office:value="0.946269611884354">
                <text:p>0.94626961188435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977000000000001">
                <text:p>0.977000000000001</text:p>
              </table:table-cell>
              <table:table-cell office:value-type="float" office:value="0.948473869111246">
                <text:p>0.94847386911124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978000000000001">
                <text:p>0.978000000000001</text:p>
              </table:table-cell>
              <table:table-cell office:value-type="float" office:value="0.950681118638915">
                <text:p>0.95068111863891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979000000000001">
                <text:p>0.979000000000001</text:p>
              </table:table-cell>
              <table:table-cell office:value-type="float" office:value="0.952891361626827">
                <text:p>0.95289136162682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955104599233781">
                <text:p>0.95510459923378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981000000000001">
                <text:p>0.981000000000001</text:p>
              </table:table-cell>
              <table:table-cell office:value-type="float" office:value="0.957320832617899">
                <text:p>0.95732083261789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982000000000001">
                <text:p>0.982000000000001</text:p>
              </table:table-cell>
              <table:table-cell office:value-type="float" office:value="0.959540062936635">
                <text:p>0.95954006293663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983000000000001">
                <text:p>0.983000000000001</text:p>
              </table:table-cell>
              <table:table-cell office:value-type="float" office:value="0.961762291346772">
                <text:p>0.96176229134677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984000000000001">
                <text:p>0.984000000000001</text:p>
              </table:table-cell>
              <table:table-cell office:value-type="float" office:value="0.963987519004423">
                <text:p>0.96398751900442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985000000000001">
                <text:p>0.985000000000001</text:p>
              </table:table-cell>
              <table:table-cell office:value-type="float" office:value="0.966215747065035">
                <text:p>0.96621574706503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986000000000001">
                <text:p>0.986000000000001</text:p>
              </table:table-cell>
              <table:table-cell office:value-type="float" office:value="0.968446976683385">
                <text:p>0.96844697668338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987000000000001">
                <text:p>0.987000000000001</text:p>
              </table:table-cell>
              <table:table-cell office:value-type="float" office:value="0.970681209013586">
                <text:p>0.97068120901358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988000000000001">
                <text:p>0.988000000000001</text:p>
              </table:table-cell>
              <table:table-cell office:value-type="float" office:value="0.972918445209086">
                <text:p>0.97291844520908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989000000000001">
                <text:p>0.989000000000001</text:p>
              </table:table-cell>
              <table:table-cell office:value-type="float" office:value="0.975158686422668">
                <text:p>0.97515868642266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977401933806453">
                <text:p>0.97740193380645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991000000000001">
                <text:p>0.991000000000001</text:p>
              </table:table-cell>
              <table:table-cell office:value-type="float" office:value="0.9796481885119">
                <text:p>0.979648188511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992000000000001">
                <text:p>0.992000000000001</text:p>
              </table:table-cell>
              <table:table-cell office:value-type="float" office:value="0.981897451689806">
                <text:p>0.98189745168980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993000000000001">
                <text:p>0.993000000000001</text:p>
              </table:table-cell>
              <table:table-cell office:value-type="float" office:value="0.984149724490309">
                <text:p>0.98414972449030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994000000000001">
                <text:p>0.994000000000001</text:p>
              </table:table-cell>
              <table:table-cell office:value-type="float" office:value="0.986405008062888">
                <text:p>0.98640500806288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995000000000001">
                <text:p>0.995000000000001</text:p>
              </table:table-cell>
              <table:table-cell office:value-type="float" office:value="0.988663303556363">
                <text:p>0.98866330355636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996000000000001">
                <text:p>0.996000000000001</text:p>
              </table:table-cell>
              <table:table-cell office:value-type="float" office:value="0.9909246121189">
                <text:p>0.990924612118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997000000000001">
                <text:p>0.997000000000001</text:p>
              </table:table-cell>
              <table:table-cell office:value-type="float" office:value="0.993188934898006">
                <text:p>0.99318893489800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998000000000001">
                <text:p>0.998000000000001</text:p>
              </table:table-cell>
              <table:table-cell office:value-type="float" office:value="0.995456273040534">
                <text:p>0.99545627304053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999000000000001">
                <text:p>0.999000000000001</text:p>
              </table:table-cell>
              <table:table-cell office:value-type="float" office:value="0.997726627692684">
                <text:p>0.99772662769268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i>R</mi>
              </mtd>
            </mtr>
            <mtr>
              <mtd>
                <mi>G</mi>
              </mtd>
            </mtr>
            <mtr>
              <mtd>
                <mi>B</mi>
              </mtd>
            </mtr>
          </mtable>
        </mrow>
        <mo fence="true" stretchy="true">)</mo>
      </mrow>
      <mo stretchy="false">=</mo>
      <mrow>
        <msup>
          <mrow>
            <mo fence="true" stretchy="true">(</mo>
            <mrow>
              <mtable>
                <mtr>
                  <mtd>
                    <mi>λ</mi>
                  </mtd>
                </mtr>
                <mtr>
                  <mtd>
                    <mi>λ</mi>
                  </mtd>
                </mtr>
                <mtr>
                  <mtd>
                    <mi>λ</mi>
                  </mtd>
                </mtr>
              </mtable>
            </mrow>
            <mo fence="true" stretchy="true">)</mo>
          </mrow>
          <mi>γ</mi>
        </msup>
        <mo stretchy="false">+</mo>
        <mrow>
          <mi>a</mi>
          <mo stretchy="false">⋅</mo>
          <mrow>
            <mo fence="true" stretchy="true">(</mo>
            <mrow>
              <mtable>
                <mtr>
                  <mtd>
                    <msub>
                      <mi>v</mi>
                      <mn>1</mn>
                    </msub>
                  </mtd>
                  <mtd>
                    <msub>
                      <mi>v</mi>
                      <mn>2</mn>
                    </msub>
                  </mtd>
                </mtr>
              </mtable>
            </mrow>
            <mo fence="true" stretchy="true">)</mo>
          </mrow>
          <mo stretchy="false">⋅</mo>
          <mrow>
            <mo fence="true" stretchy="true">(</mo>
            <mrow>
              <mtable>
                <mtr>
                  <mtd>
                    <mrow>
                      <mi>cos</mi>
                      <mi>φ</mi>
                    </mrow>
                  </mtd>
                </mtr>
                <mtr>
                  <mtd>
                    <mrow>
                      <mi>sin</mi>
                      <mi>φ</mi>
                    </mrow>
                  </mtd>
                </mtr>
              </mtable>
            </mrow>
            <mo fence="true" stretchy="true">)</mo>
          </mrow>
        </mrow>
      </mrow>
    </mrow>
    <annotation encoding="StarMath 5.0">left ( stack{R # G # B}  right ) = left ( stack{λ # λ # λ}  right )^γ + a cdot left ( matrix{v_1 # v_2}  right )  cdot left ( binom{cos φ}{sin φ}  right ) </annotation>
  </semantics>
</math>
</file>

<file path=Object 6/content.xml><?xml version="1.0" encoding="utf-8"?>
<math xmlns="http://www.w3.org/1998/Math/MathML" display="block">
  <semantics>
    <mrow>
      <mrow>
        <mi>a</mi>
        <mo stretchy="false">=</mo>
        <mn>0</mn>
      </mrow>
      <mn>,2126</mn>
      <mi>;</mi>
      <mrow>
        <mi>b</mi>
        <mo stretchy="false">=</mo>
        <mn>0</mn>
      </mrow>
      <mn>,7152</mn>
      <mi>;</mi>
      <mrow>
        <mi>c</mi>
        <mo stretchy="false">=</mo>
        <mn>0</mn>
      </mrow>
      <mn>,0722</mn>
    </mrow>
    <annotation encoding="StarMath 5.0">a = 0,2126; b=0,7152; c=0,0722
</annotation>
  </semantics>
</math>
</file>

<file path=Object 7/content.xml><?xml version="1.0" encoding="utf-8"?>
<math xmlns="http://www.w3.org/1998/Math/MathML" display="block">
  <semantics>
    <mrow>
      <msub>
        <mi>v</mi>
        <mn>1</mn>
      </msub>
      <mo stretchy="false">=</mo>
      <mrow>
        <msub>
          <mi>λ</mi>
          <mn>1</mn>
        </msub>
        <mo stretchy="false">⋅</mo>
        <mrow>
          <mo fence="true" stretchy="true">(</mo>
          <mrow>
            <mtable>
              <mtr>
                <mtd>
                  <mn>1</mn>
                </mtd>
              </mtr>
              <mtr>
                <mtd>
                  <mrow>
                    <mi>b</mi>
                    <mo stretchy="false">/</mo>
                    <mi>a</mi>
                  </mrow>
                </mtd>
              </mtr>
              <mtr>
                <mtd>
                  <mrow>
                    <mrow>
                      <mo stretchy="false">−</mo>
                      <mrow>
                        <mo fence="true" stretchy="false">(</mo>
                        <mrow>
                          <mrow>
                            <mi>a</mi>
                            <mrow>
                              <mn>²</mn>
                              <mo stretchy="false">+</mo>
                              <mi>b</mi>
                            </mrow>
                            <mn>²</mn>
                          </mrow>
                        </mrow>
                        <mo fence="true" stretchy="false">)</mo>
                      </mrow>
                    </mrow>
                    <mo stretchy="false">/</mo>
                    <mrow>
                      <mo fence="true" stretchy="false">(</mo>
                      <mrow>
                        <mi mathvariant="italic">ac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row>
                    <mo stretchy="false">−</mo>
                    <mn>0</mn>
                  </mrow>
                  <mn>,027444022037703</mn>
                </mrow>
              </mtd>
            </mtr>
            <mtr>
              <mtd>
                <mrow>
                  <mrow>
                    <mo stretchy="false">−</mo>
                    <mn>0</mn>
                  </mrow>
                  <mn>,092323445726082</mn>
                </mrow>
              </mtd>
            </mtr>
            <mtr>
              <mtd>
                <mrow>
                  <mn>0</mn>
                  <mn>,995350795962739</mn>
                </mrow>
              </mtd>
            </mtr>
          </mtable>
        </mrow>
        <mo fence="true" stretchy="true">)</mo>
      </mrow>
    </mrow>
    <annotation encoding="StarMath 5.0">v_1 = λ_1 cdot left ( stack{1 # b/a # -(a²+b²)/(ac)}  right ) = left ( stack{-0,027444022037703 # -0,092323445726082 # 0,995350795962739}  right )</annotation>
  </semantics>
</math>
</file>

<file path=Object 8/content.xml><?xml version="1.0" encoding="utf-8"?>
<math xmlns="http://www.w3.org/1998/Math/MathML" display="block">
  <semantics>
    <mrow>
      <msub>
        <mi>v</mi>
        <mn>2</mn>
      </msub>
      <mo stretchy="false">=</mo>
      <mrow>
        <msub>
          <mi>λ</mi>
          <mn>2</mn>
        </msub>
        <mo stretchy="false">⋅</mo>
        <mrow>
          <mo fence="true" stretchy="true">(</mo>
          <mrow>
            <mtable>
              <mtr>
                <mtd>
                  <mn>1</mn>
                </mtd>
              </mtr>
              <mtr>
                <mtd>
                  <mrow>
                    <mrow>
                      <mo stretchy="false">−</mo>
                      <mi>a</mi>
                    </mrow>
                    <mo stretchy="false">/</mo>
                    <mi>b</mi>
                  </mrow>
                </mtd>
              </mtr>
              <mtr>
                <mtd>
                  <mn>0</mn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0</mn>
                  <mn>,958546250158684</mn>
                </mrow>
              </mtd>
            </mtr>
            <mtr>
              <mtd>
                <mrow>
                  <mrow>
                    <mo stretchy="false">−</mo>
                    <mn>0</mn>
                  </mrow>
                  <mn>,284936986554441</mn>
                </mrow>
              </mtd>
            </mtr>
            <mtr>
              <mtd>
                <mn>0</mn>
              </mtd>
            </mtr>
          </mtable>
        </mrow>
        <mo fence="true" stretchy="true">)</mo>
      </mrow>
    </mrow>
    <annotation encoding="StarMath 5.0">v_2 = λ_2 cdot left ( stack{1 # -a/b # 0}  right ) = left ( stack{0,958546250158684 # -0,284936986554441 # 0}  right )</annotation>
  </semantics>
</math>
</file>

<file path=Object 9/content.xml><?xml version="1.0" encoding="utf-8"?>
<math xmlns="http://www.w3.org/1998/Math/MathML" display="block">
  <semantics>
    <mrow>
      <mrow>
        <mi>a</mi>
        <mo stretchy="false">=</mo>
        <msup>
          <mi mathvariant="italic">hλ</mi>
          <mi>γ</mi>
        </msup>
      </mrow>
      <mrow>
        <mo fence="true" stretchy="false">(</mo>
        <mrow>
          <mrow>
            <mn>1</mn>
            <mo stretchy="false">−</mo>
            <msup>
              <mi>λ</mi>
              <mi>γ</mi>
            </msup>
          </mrow>
        </mrow>
        <mo fence="true" stretchy="false">)</mo>
      </mrow>
    </mrow>
    <annotation encoding="StarMath 5.0">a = hλ^γ (1-λ^γ)</annotation>
  </semantics>
</math>
</file>